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Courier New" svg:font-family="'Courier New'" style:font-family-generic="modern"/>
    <style:font-face style:name="Cambria-Italic" svg:font-family="Cambria-Italic, 'Times New Roman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-0.101cm" fo:margin-right="0cm" fo:text-align="justify" style:justify-single-word="false" fo:orphans="2" fo:widows="2" fo:hyphenation-ladder-count="no-limit" fo:text-indent="0cm" style:auto-text-indent="false" style:page-number="auto" fo:break-before="page" fo:background-color="transparent" style:writing-mode="lr-tb"/>
      <style:text-properties fo:color="#000000" style:font-name="Times New Roman" fo:font-size="10pt" fo:language="en" fo:country="US" fo:font-style="italic" fo:text-shadow="none" fo:font-weight="normal" officeooo:rsid="0047b03c" officeooo:paragraph-rsid="002b0948" fo:background-color="#ffff00" style:font-size-asian="10pt" style:language-asian="nl" style:country-asian="BE" style:font-style-asian="normal" style:font-weight-asian="normal" style:font-name-complex="Cambria-Italic" style:font-size-complex="10pt" style:font-style-complex="normal" style:font-weight-complex="normal" fo:hyphenate="false" fo:hyphenation-remain-char-count="2" fo:hyphenation-push-char-count="2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a65d"/>
    </style:style>
    <style:style style:name="P9" style:family="paragraph">
      <loext:graphic-properties draw:fill="none" draw:fill-color="#ffffff"/>
      <style:text-properties fo:color="#491d74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color="#a3238e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color="#00599d"/>
    </style:style>
    <style:style style:name="P16" style:family="paragraph">
      <loext:graphic-properties draw:fill="none" draw:fill-color="#ffffff"/>
      <style:text-properties fo:color="#ed1c24"/>
    </style:style>
    <style:style style:name="P17" style:family="paragraph">
      <loext:graphic-properties draw:fill="none" draw:fill-color="#ffffff"/>
      <style:text-properties fo:color="#ce181e"/>
    </style:style>
    <style:style style:name="P18" style:family="paragraph">
      <loext:graphic-properties draw:fill="none" draw:fill-color="#ffffff"/>
      <style:text-properties fo:color="#72bf44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 draw:fill-color="#ffffff"/>
      <style:text-properties fo:color="#000000"/>
    </style:style>
    <style:style style:name="P22" style:family="paragraph">
      <loext:graphic-properties draw:fill="none" draw:fill-color="#ffffff"/>
      <style:text-properties fo:color="#00b6bd"/>
    </style:style>
    <style:style style:name="P23" style:family="paragraph">
      <loext:graphic-properties draw:fill="none" draw:fill-color="#ffffff"/>
      <style:text-properties fo:color="#826aaf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weight="bold" style:font-size-asian="9pt" style:font-weight-asian="bold" style:font-size-complex="10.5pt" style:font-weight-complex="bold"/>
    </style:style>
    <style:style style:name="T3" style:family="text">
      <style:text-properties fo:font-size="10.5pt" fo:font-style="italic" fo:font-weight="bold" style:font-size-asian="9pt" style:font-style-asian="italic" style:font-weight-asian="bold" style:font-size-complex="10.5pt" style:font-style-complex="italic" style:font-weight-complex="bold"/>
    </style:style>
    <style:style style:name="T4" style:family="text">
      <style:text-properties fo:font-size="10.5pt" style:font-size-asian="9pt" style:font-size-complex="10.5pt"/>
    </style:style>
    <style:style style:name="T5" style:family="text">
      <style:text-properties fo:color="#00a65d"/>
    </style:style>
    <style:style style:name="T6" style:family="text">
      <style:text-properties fo:color="#491d74"/>
    </style:style>
    <style:style style:name="T7" style:family="text">
      <style:text-properties fo:color="#a3238e"/>
    </style:style>
    <style:style style:name="T8" style:family="text">
      <style:text-properties fo:font-size="12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0599d"/>
    </style:style>
    <style:style style:name="T11" style:family="text">
      <style:text-properties fo:color="#ed1c24"/>
    </style:style>
    <style:style style:name="T12" style:family="text">
      <style:text-properties fo:color="#ce181e"/>
    </style:style>
    <style:style style:name="T13" style:family="text">
      <style:text-properties fo:color="#72bf44"/>
    </style:style>
    <style:style style:name="T14" style:family="text">
      <style:text-properties fo:color="#000000"/>
    </style:style>
    <style:style style:name="T15" style:family="text">
      <style:text-properties fo:font-size="10.5pt" fo:font-weight="normal" style:font-size-asian="9pt" style:font-weight-asian="normal" style:font-size-complex="10.5pt" style:font-weight-complex="normal"/>
    </style:style>
    <style:style style:name="T16" style:family="text">
      <style:text-properties fo:color="#00b6bd"/>
    </style:style>
    <style:style style:name="T17" style:family="text">
      <style:text-properties fo:color="#826aaf"/>
    </style:style>
    <style:style style:name="gr1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3.097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22.276cm" fo:min-width="15.2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529cm" fo:min-width="10.98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3.686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441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2.435cm" fo:min-width="10.9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471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14.485cm" fo:min-width="10.9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543cm" fo:min-width="10.9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466cm" fo:min-width="15.29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5.175cm" fo:min-width="15.28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492cm" fo:min-width="15.28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801cm" fo:min-width="37.93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000000" draw:fill="none" draw:fill-color="#ffffff" fo:min-height="1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cm" svg:stroke-color="#000000" draw:marker-start-width="0.432cm" draw:marker-end-width="0.432cm" draw:fill="none" draw:textarea-horizontal-align="justify" draw:textarea-vertical-align="middle" draw:auto-grow-height="false" fo:min-height="0.446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color="#000000" draw:fill="none" draw:fill-color="#ffffff" fo:min-height="1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color="#000000" draw:fill="none" draw:fill-color="#ffffff" fo:min-height="2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076cm" fo:min-width="0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cm" svg:stroke-color="#000000" draw:marker-start-width="0.432cm" draw:marker-end-width="0.432cm" draw:fill="none" draw:textarea-horizontal-align="justify" draw:textarea-vertical-align="top" draw:auto-grow-height="false" fo:min-height="0.891cm" fo:min-width="1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2" draw:name="Shape1" draw:style-name="gr13" draw:text-style-name="P2" svg:width="37.935cm" svg:height="0.802cm" svg:x="0.09cm" svg:y="-1.196cm"><text:p><text:s/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2</text:span><text:span text:style-name="T4">0</text:span><text:span text:style-name="T4">2</text:span><text:span text:style-name="T4">0</text:span><text:span text:style-name="T4">-</text:span><text:span text:style-name="T4">2</text:span><text:span text:style-name="T4">0</text:span><text:span text:style-name="T4">2</text:span><text:span text:style-name="T4">1</text:span><text:span text:style-name="T4"><text:tab/></text:span><text:span text:style-name="T4"><text:tab/></text:span><text:span text:style-name="T4"><text:tab/></text:span><text:span text:style-name="T4">L</text:span><text:span text:style-name="T4">a</text:span><text:span text:style-name="T4">s</text:span><text:span text:style-name="T4">t</text:span><text:span text:style-name="T4"> </text:span><text:span text:style-name="T4">n</text:span><text:span text:style-name="T4">a</text:span><text:span text:style-name="T4">m</text:span><text:span text:style-name="T4">e</text:span><text:span text:style-name="T4">:</text:span><text:span text:style-name="T4"> </text:span><text:span text:style-name="T4">V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t</text:span><text:span text:style-name="T4">e</text:span><text:span text:style-name="T4">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n</text:span><text:span text:style-name="T4">a</text:span><text:span text:style-name="T4">m</text:span><text:span text:style-name="T4">e</text:span><text:span text:style-name="T4">:</text:span><text:span text:style-name="T4"> </text:span><text:span text:style-name="T4">B</text:span><text:span text:style-name="T4">e</text:span><text:span text:style-name="T4">r</text:span><text:span text:style-name="T4">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:</text:span><text:span text:style-name="T4"> </text:span><text:span text:style-name="T4">R</text:span><text:span text:style-name="T4">0</text:span><text:span text:style-name="T4">7</text:span><text:span text:style-name="T4">0</text:span><text:span text:style-name="T4">3</text:span><text:span text:style-name="T4">6</text:span><text:span text:style-name="T4">4</text:span><text:span text:style-name="T4">5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10" draw:text-style-name="P5" svg:width="15.299cm" svg:height="0.466cm" svg:x="11.483cm" svg:y="-0.021cm"><text:p text:style-name="P4"><text:span text:style-name="T4"><text:s/></text:span><text:span text:style-name="T2">Heap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3" svg:width="11cm" svg:height="0.472cm" svg:x="27.019cm" svg:y="-0.042cm"><text:p><text:span text:style-name="T2"><text:s/></text:span><text:span text:style-name="T2">Thread stack </text:span><text:span text:style-name="T3">&lt;datamgr&gt;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2" svg:width="10.999cm" svg:height="12.436cm" svg:x="27.019cm" svg:y="-0.042cm"><text:p/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" svg:width="10.99cm" svg:height="0.53cm" svg:x="0.101cm" svg:y="-0.042cm"><text:p><text:span text:style-name="T1"><text:s/></text:span><text:span text:style-name="T2">Thread </text:span><text:span text:style-name="T2">stack </text:span><text:span text:style-name="T3">&lt;storagemg</text:span><text:span text:style-name="T3">r&gt;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2" svg:width="11cm" svg:height="13.098cm" svg:x="0.101cm" svg:y="-0.042cm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5.299cm" svg:height="22.277cm" svg:x="11.483cm" svg:y="-0.021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0" draw:name="Shape1" draw:style-name="gr11" draw:text-style-name="P2" svg:width="15.29cm" svg:height="5.176cm" svg:x="11.483cm" svg:y="21.84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1" draw:style-name="gr12" draw:text-style-name="P6" svg:width="15.29cm" svg:height="0.493cm" svg:x="11.483cm" svg:y="21.848cm"><text:p text:style-name="P4"><text:span text:style-name="T2"><text:s/></text:span><text:span text:style-name="T2">Globa</text:span><text:span text:style-name="T2">l </text:span><text:span text:style-name="T2">data / </text:span><text:span text:style-name="T2">BSS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3" svg:width="11cm" svg:height="0.442cm" svg:x="0.101cm" svg:y="13.337cm"><text:p><text:span text:style-name="T2"><text:s/></text:span><text:span text:style-name="T2">Thread </text:span><text:span text:style-name="T2">stack </text:span><text:span text:style-name="T3">&lt;main&gt;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3" svg:width="10.999cm" svg:height="0.544cm" svg:x="27.023cm" svg:y="12.557cm"><text:p><text:span text:style-name="T2"><text:s/></text:span><text:span text:style-name="T2">Thread stack </text:span><text:span text:style-name="T3">&lt;connmgr&gt;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8" draw:text-style-name="P2" svg:width="10.999cm" svg:height="14.486cm" svg:x="27.023cm" svg:y="12.55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Vorm1" draw:style-name="gr14" draw:text-style-name="P7" svg:width="1.061cm" svg:height="0.551cm" svg:x="2.254cm" svg:y="26.317cm"><draw:text-box><text:p><text:s/>6543</text:p></draw:text-box></draw:frame><draw:frame text:anchor-type="paragraph" draw:z-index="14" draw:name="Vorm2" draw:style-name="gr15" draw:text-style-name="P7" svg:width="2.117cm" svg:height="0.53cm" svg:x="0.261cm" svg:y="26.338cm"><draw:text-box><text:p>server_port</text:p></draw:text-box></draw:frame><draw:frame text:anchor-type="paragraph" draw:z-index="15" draw:name="Vorm1" draw:style-name="gr16" draw:text-style-name="P7" svg:width="1.08cm" svg:height="0.479cm" svg:x="1.609cm" svg:y="25.765cm"><draw:text-box><text:p/></draw:text-box></draw:frame><draw:frame text:anchor-type="paragraph" draw:z-index="16" draw:name="Vorm2" draw:style-name="gr15" draw:text-style-name="P7" svg:width="1.389cm" svg:height="0.53cm" svg:x="0.275cm" svg:y="25.709cm"><draw:text-box><text:p>*buffer</text:p></draw:text-box></draw:frame><draw:line text:anchor-type="paragraph" draw:z-index="17" draw:name="Vorm3" draw:style-name="gr17" draw:text-style-name="P4" svg:x1="2.2cm" svg:y1="26.009cm" svg:x2="3.281cm" svg:y2="26.009cm"><text:p/></draw:line><draw:frame text:anchor-type="paragraph" draw:z-index="18" draw:name="Vorm4" draw:style-name="gr18" draw:text-style-name="P8" svg:width="1.28cm" svg:height="0.489cm" svg:x="3.265cm" svg:y="25.746cm"><draw:text-box><text:p><text:span text:style-name="T5">Addr 1</text:span></text:p></draw:text-box></draw:frame><draw:frame text:anchor-type="paragraph" draw:z-index="19" draw:name="Vorm2" draw:style-name="gr15" draw:text-style-name="P7" svg:width="0.955cm" svg:height="0.53cm" svg:x="0.275cm" svg:y="25.202cm"><draw:text-box><text:p>*info</text:p></draw:text-box></draw:frame><draw:frame text:anchor-type="paragraph" draw:z-index="20" draw:name="Vorm1" draw:style-name="gr19" draw:text-style-name="P7" svg:width="1.08cm" svg:height="0.507cm" svg:x="1.392cm" svg:y="25.202cm"><draw:text-box><text:p/></draw:text-box></draw:frame><draw:line text:anchor-type="paragraph" draw:z-index="21" draw:name="Vorm3" draw:style-name="gr17" draw:text-style-name="P4" svg:x1="1.759cm" svg:y1="25.45cm" svg:x2="2.84cm" svg:y2="25.45cm"><text:p/></draw:line><draw:frame text:anchor-type="paragraph" draw:z-index="22" draw:name="Vorm4" draw:style-name="gr18" draw:text-style-name="P9" svg:width="1.28cm" svg:height="0.489cm" svg:x="2.84cm" svg:y="25.18cm"><draw:text-box><text:p><text:span text:style-name="T6">Addr 2</text:span></text:p></draw:text-box></draw:frame><draw:frame text:anchor-type="paragraph" draw:z-index="23" draw:name="Vorm1" draw:style-name="gr20" draw:text-style-name="P7" svg:width="4.43cm" svg:height="1.467cm" svg:x="11.705cm" svg:y="20.135cm"><draw:text-box><text:p>head</text:p><text:p>tail</text:p><text:p>server_stop</text:p></draw:text-box></draw:frame><draw:frame text:anchor-type="paragraph" draw:z-index="24" draw:name="Vorm5" draw:style-name="gr21" draw:text-style-name="P8" svg:width="1.809cm" svg:height="0.523cm" svg:x="11.705cm" svg:y="19.613cm"><draw:text-box><text:p><text:span text:style-name="T5">Addr 1</text:span></text:p></draw:text-box></draw:frame><draw:frame text:anchor-type="paragraph" draw:z-index="25" draw:name="Vorm1" draw:style-name="gr22" draw:text-style-name="P7" svg:width="2.382cm" svg:height="0.489cm" svg:x="13.753cm" svg:y="20.135cm"><draw:text-box><text:p/></draw:text-box></draw:frame><draw:frame text:anchor-type="paragraph" draw:z-index="26" draw:name="Vorm1" draw:style-name="gr22" draw:text-style-name="P7" svg:width="2.382cm" svg:height="0.489cm" svg:x="13.753cm" svg:y="20.623cm"><draw:text-box><text:p/></draw:text-box></draw:frame><draw:frame text:anchor-type="paragraph" draw:z-index="27" draw:name="Vorm1" draw:style-name="gr23" draw:text-style-name="P7" svg:width="2.382cm" svg:height="0.489cm" svg:x="13.753cm" svg:y="21.112cm"><draw:text-box><text:p text:style-name="P4">false</text:p></draw:text-box></draw:frame><draw:frame text:anchor-type="paragraph" draw:z-index="28" draw:name="Vorm1" draw:style-name="gr24" draw:text-style-name="P7" svg:width="4.43cm" svg:height="0.978cm" svg:x="11.703cm" svg:y="18.306cm"><draw:text-box><text:p>*buffer</text:p><text:p>port_number</text:p></draw:text-box></draw:frame><draw:frame text:anchor-type="paragraph" draw:z-index="30" draw:name="Vorm1" draw:style-name="gr23" draw:text-style-name="P10" svg:width="2.199cm" svg:height="0.489cm" svg:x="13.935cm" svg:y="18.794cm"><draw:text-box><text:p text:style-name="P4">6543</text:p></draw:text-box></draw:frame><draw:frame text:anchor-type="paragraph" draw:z-index="31" draw:name="Vorm5" draw:style-name="gr21" draw:text-style-name="P9" svg:width="1.809cm" svg:height="0.523cm" svg:x="11.703cm" svg:y="17.784cm"><draw:text-box><text:p><text:span text:style-name="T6">Addr </text:span><text:span text:style-name="T6">2</text:span></text:p></draw:text-box></draw:frame><draw:custom-shape text:anchor-type="paragraph" draw:z-index="32" draw:name="Shape1" draw:style-name="gr25" draw:text-style-name="P5" svg:width="11cm" svg:height="0.447cm" svg:x="27.023cm" svg:y="16.004cm"><text:p text:style-name="P11"><text:span text:style-name="T4"><text:s/></text:span><text:span text:style-name="T4">c</text:span><text:span text:style-name="T4">o</text:span><text:span text:style-name="T4">n</text:span><text:span text:style-name="T4">n</text:span><text:span text:style-name="T4">m</text:span><text:span text:style-name="T4">g</text:span><text:span text:style-name="T4">r</text:span><text:span text:style-name="T4">_</text:span><text:span text:style-name="T4">l</text:span><text:span text:style-name="T4">i</text:span><text:span text:style-name="T4">s</text:span><text:span text:style-name="T4">t</text:span><text:span text:style-name="T4">e</text:span><text:span text:style-name="T4">n</text:span></text:p><draw:enhanced-geometry svg:viewBox="0 0 21600 21600" draw:type="rectangle" draw:enhanced-path="M 0 0 L 21600 0 21600 21600 0 21600 0 0 Z N"/></draw:custom-shape><draw:frame text:anchor-type="paragraph" draw:z-index="33" draw:name="Vorm2" draw:style-name="gr18" draw:text-style-name="P7" svg:width="0.922cm" svg:height="0.489cm" svg:x="27.227cm" svg:y="25.047cm"><draw:text-box><text:p>*list</text:p></draw:text-box></draw:frame><draw:frame text:anchor-type="paragraph" draw:z-index="34" draw:name="Vorm1" draw:style-name="gr16" draw:text-style-name="P7" svg:width="1.08cm" svg:height="0.479cm" svg:x="28.048cm" svg:y="25.123cm"><draw:text-box><text:p/></draw:text-box></draw:frame><draw:line text:anchor-type="paragraph" draw:z-index="35" draw:name="Vorm3" draw:style-name="gr17" draw:text-style-name="P4" svg:x1="28.656cm" svg:y1="25.33cm" svg:x2="29.737cm" svg:y2="25.33cm"><text:p/></draw:line><draw:frame text:anchor-type="paragraph" draw:z-index="37" draw:name="Vorm1" draw:style-name="gr16" draw:text-style-name="P7" svg:width="1.08cm" svg:height="0.479cm" svg:x="28.443cm" svg:y="24.525cm"><draw:text-box><text:p/></draw:text-box></draw:frame><draw:frame text:anchor-type="paragraph" draw:z-index="38" draw:name="Vorm2" draw:style-name="gr18" draw:text-style-name="P13" svg:width="1.389cm" svg:height="0.489cm" svg:x="27.125cm" svg:y="24.513cm"><draw:text-box><text:p><text:span text:style-name="T8">*server</text:span><text:span text:style-name="T8"><text:tab/></text:span></text:p></draw:text-box></draw:frame><draw:frame text:anchor-type="paragraph" draw:z-index="39" draw:name="Vorm1" draw:style-name="gr26" draw:text-style-name="P7" svg:width="4.901cm" svg:height="1.95cm" svg:x="11.696cm" svg:y="15.642cm"><draw:text-box><text:p>*head</text:p><text:p>element_copy</text:p><text:p>element_free</text:p><text:p>element_compare</text:p></draw:text-box></draw:frame><draw:frame text:anchor-type="paragraph" draw:z-index="40" draw:name="Vorm1" draw:style-name="gr22" draw:text-style-name="P10" svg:width="1.833cm" svg:height="0.489cm" svg:x="14.764cm" svg:y="15.642cm"><draw:text-box><text:p/></draw:text-box></draw:frame><draw:frame text:anchor-type="paragraph" draw:z-index="41" draw:name="Vorm1" draw:style-name="gr23" draw:text-style-name="P14" svg:width="1.833cm" svg:height="0.489cm" svg:x="14.764cm" svg:y="16.131cm"><draw:text-box><text:p text:style-name="P4"><text:span text:style-name="T9">Pointer to f</text:span></text:p></draw:text-box></draw:frame><draw:frame text:anchor-type="paragraph" draw:z-index="42" draw:name="Vorm5" draw:style-name="gr21" draw:text-style-name="P12" svg:width="1.809cm" svg:height="0.523cm" svg:x="11.696cm" svg:y="15.12cm"><draw:text-box><text:p><text:span text:style-name="T7">Addr 3</text:span></text:p></draw:text-box></draw:frame><draw:frame text:anchor-type="paragraph" draw:z-index="43" draw:name="Vorm1" draw:style-name="gr23" draw:text-style-name="P14" svg:width="1.833cm" svg:height="0.489cm" svg:x="14.764cm" svg:y="16.619cm"><draw:text-box><text:p text:style-name="P4"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text:span text:style-name="T9"> </text:span><text:span text:style-name="T9">t</text:span><text:span text:style-name="T9">o</text:span><text:span text:style-name="T9"> </text:span><text:span text:style-name="T9">f</text:span></text:p></draw:text-box></draw:frame><draw:frame text:anchor-type="paragraph" draw:z-index="44" draw:name="Vorm1" draw:style-name="gr23" draw:text-style-name="P14" svg:width="1.833cm" svg:height="0.489cm" svg:x="14.764cm" svg:y="17.103cm"><draw:text-box><text:p text:style-name="P4"><text:span text:style-name="T9">Pointer </text:span><text:span text:style-name="T9">to f</text:span></text:p></draw:text-box></draw:frame><draw:line text:anchor-type="paragraph" draw:z-index="45" draw:name="Vorm8" draw:style-name="gr17" draw:text-style-name="P4" svg:x1="15.612cm" svg:y1="15.907cm" svg:x2="12.652cm" svg:y2="14.965cm"><text:p/></draw:line><draw:frame text:anchor-type="paragraph" draw:z-index="46" draw:name="Vorm1" draw:style-name="gr27" draw:text-style-name="P7" svg:width="2.38cm" svg:height="1.463cm" svg:x="28.12cm" svg:y="22.895cm"><draw:text-box><text:p>id</text:p><text:p>value</text:p><text:p>ts</text:p></draw:text-box></draw:frame><draw:frame text:anchor-type="paragraph" draw:z-index="47" draw:name="Vorm2" draw:style-name="gr15" draw:text-style-name="P7" svg:width="0.798cm" svg:height="0.53cm" svg:x="27.293cm" svg:y="23.366cm"><draw:text-box><text:p>data</text:p></draw:text-box></draw:frame><draw:frame text:anchor-type="paragraph" draw:z-index="48" draw:name="Vorm1" draw:style-name="gr23" draw:text-style-name="P10" svg:width="1.08cm" svg:height="0.489cm" svg:x="28.236cm" svg:y="22.281cm"><draw:text-box><text:p text:style-name="P4">0</text:p></draw:text-box></draw:frame><draw:frame text:anchor-type="paragraph" draw:z-index="49" draw:name="Vorm2" draw:style-name="gr18" draw:text-style-name="P7" svg:width="1.133cm" svg:height="0.489cm" svg:x="27.16cm" svg:y="22.281cm"><draw:text-box><text:p>check</text:p></draw:text-box></draw:frame><draw:frame text:anchor-type="paragraph" draw:z-index="50" draw:name="Vorm1" draw:style-name="gr23" draw:text-style-name="P10" svg:width="1.08cm" svg:height="0.489cm" svg:x="29.429cm" svg:y="21.646cm"><draw:text-box><text:p text:style-name="P4">‘1’</text:p></draw:text-box></draw:frame><draw:frame text:anchor-type="paragraph" draw:z-index="51" draw:name="Vorm2" draw:style-name="gr18" draw:text-style-name="P7" svg:width="2.197cm" svg:height="0.489cm" svg:x="27.162cm" svg:y="21.629cm"><draw:text-box><text:p>timeout_flag</text:p></draw:text-box></draw:frame><draw:frame text:anchor-type="paragraph" draw:z-index="52" draw:name="Vorm1" draw:style-name="gr14" draw:text-style-name="P7" svg:width="1.061cm" svg:height="0.551cm" svg:x="29.214cm" svg:y="26.358cm"><draw:text-box><text:p><text:s/>6543</text:p></draw:text-box></draw:frame><draw:frame text:anchor-type="paragraph" draw:z-index="53" draw:name="Vorm2" draw:style-name="gr15" draw:text-style-name="P7" svg:width="2.117cm" svg:height="0.53cm" svg:x="27.16cm" svg:y="26.423cm"><draw:text-box><text:p>server_port</text:p></draw:text-box></draw:frame><draw:frame text:anchor-type="paragraph" draw:z-index="54" draw:name="Vorm1" draw:style-name="gr16" draw:text-style-name="P7" svg:width="1.08cm" svg:height="0.479cm" svg:x="28.423cm" svg:y="25.776cm"><draw:text-box><text:p/></draw:text-box></draw:frame><draw:frame text:anchor-type="paragraph" draw:z-index="55" draw:name="Vorm2" draw:style-name="gr15" draw:text-style-name="P7" svg:width="1.299cm" svg:height="0.53cm" svg:x="27.125cm" svg:y="25.776cm"><draw:text-box><text:p>*buffer</text:p></draw:text-box></draw:frame><draw:line text:anchor-type="paragraph" draw:z-index="56" draw:name="Vorm3" draw:style-name="gr17" draw:text-style-name="P4" svg:x1="28.937cm" svg:y1="26.032cm" svg:x2="30.018cm" svg:y2="26.032cm"><text:p/></draw:line><draw:frame text:anchor-type="paragraph" draw:z-index="57" draw:name="Vorm4" draw:style-name="gr18" draw:text-style-name="P8" svg:width="1.28cm" svg:height="0.489cm" svg:x="30.018cm" svg:y="25.733cm"><draw:text-box><text:p><text:span text:style-name="T5">Addr 1</text:span></text:p></draw:text-box></draw:frame><draw:line text:anchor-type="paragraph" draw:z-index="58" draw:name="Vorm9" draw:style-name="gr17" draw:text-style-name="P4" svg:x1="29.014cm" svg:y1="24.731cm" svg:x2="30.086cm" svg:y2="24.731cm"><text:p/></draw:line><draw:frame text:anchor-type="paragraph" draw:z-index="59" draw:name="Vorm1" draw:style-name="gr23" draw:text-style-name="P10" svg:width="1.08cm" svg:height="0.489cm" svg:x="29.498cm" svg:y="21.05cm"><draw:text-box><text:p text:style-name="P4">3</text:p></draw:text-box></draw:frame><draw:frame text:anchor-type="paragraph" draw:z-index="60" draw:name="Vorm2" draw:style-name="gr18" draw:text-style-name="P7" svg:width="2.401cm" svg:height="0.489cm" svg:x="27.16cm" svg:y="21.013cm"><draw:text-box><text:p>conn_counter</text:p></draw:text-box></draw:frame><draw:frame text:anchor-type="paragraph" draw:z-index="29" draw:name="Vorm1" draw:style-name="gr22" draw:text-style-name="P7" svg:width="2.199cm" svg:height="0.489cm" svg:x="13.935cm" svg:y="18.306cm"><draw:text-box><text:p/></draw:text-box></draw:frame><draw:line text:anchor-type="paragraph" draw:z-index="61" draw:name="Vorm10" draw:style-name="gr17" draw:text-style-name="P4" svg:x1="15.013cm" svg:y1="18.531cm" svg:x2="13.381cm" svg:y2="20.134cm"><text:p/></draw:line><draw:frame text:anchor-type="paragraph" draw:z-index="36" draw:name="Vorm4" draw:style-name="gr18" draw:text-style-name="P12" svg:width="1.28cm" svg:height="0.489cm" svg:x="29.723cm" svg:y="25.054cm"><draw:text-box><text:p><text:span text:style-name="T7">Addr 3</text:span></text:p></draw:text-box></draw:frame><draw:frame text:anchor-type="paragraph" draw:z-index="62" draw:name="Vorm4" draw:style-name="gr18" draw:text-style-name="P7" svg:width="0.634cm" svg:height="0.489cm" svg:x="30.133cm" svg:y="24.44cm"><draw:text-box><text:p>?0?</text:p></draw:text-box></draw:frame><draw:frame text:anchor-type="paragraph" draw:z-index="63" draw:name="Vorm1" draw:style-name="gr23" draw:text-style-name="P7" svg:width="1.08cm" svg:height="0.489cm" svg:x="29.42cm" svg:y="22.895cm"><draw:text-box><text:p text:style-name="P4">50</text:p></draw:text-box></draw:frame><draw:frame text:anchor-type="paragraph" draw:z-index="64" draw:name="Vorm1" draw:style-name="gr23" draw:text-style-name="P7" svg:width="1.08cm" svg:height="0.489cm" svg:x="29.42cm" svg:y="23.384cm"><draw:text-box><text:p text:style-name="P4">21</text:p></draw:text-box></draw:frame><draw:frame text:anchor-type="paragraph" draw:z-index="65" draw:name="Vorm1" draw:style-name="gr23" draw:text-style-name="P10" svg:width="1.08cm" svg:height="0.489cm" svg:x="29.42cm" svg:y="23.872cm"><draw:text-box><text:p text:style-name="P4">time</text:p></draw:text-box></draw:frame><draw:frame text:anchor-type="paragraph" draw:z-index="66" draw:name="Vorm2" draw:style-name="gr18" draw:text-style-name="P7" svg:width="1.472cm" svg:height="0.489cm" svg:x="27.16cm" svg:y="20.459cm"><draw:text-box><text:p>*poll_fd</text:p></draw:text-box></draw:frame><draw:frame text:anchor-type="paragraph" draw:z-index="67" draw:name="Vorm1" draw:style-name="gr22" draw:text-style-name="P10" svg:width="1.08cm" svg:height="0.489cm" svg:x="28.667cm" svg:y="20.459cm"><draw:text-box><text:p/></draw:text-box></draw:frame><draw:line text:anchor-type="paragraph" draw:z-index="68" draw:name="Vorm11" draw:style-name="gr17" draw:text-style-name="P4" svg:x1="29.206cm" svg:y1="20.72cm" svg:x2="30.293cm" svg:y2="20.72cm"><text:p/></draw:line><draw:frame text:anchor-type="paragraph" draw:z-index="69" draw:name="Vorm4" draw:style-name="gr18" draw:text-style-name="P15" svg:width="1.28cm" svg:height="0.489cm" svg:x="30.297cm" svg:y="20.496cm"><draw:text-box><text:p><text:span text:style-name="T10">Addr 4</text:span></text:p></draw:text-box></draw:frame><draw:frame text:anchor-type="paragraph" draw:z-index="70" draw:name="Vorm2" draw:style-name="gr18" draw:text-style-name="P7" svg:width="2.888cm" svg:height="0.489cm" svg:x="27.16cm" svg:y="19.826cm"><draw:text-box><text:p>*server_element</text:p></draw:text-box></draw:frame><draw:frame text:anchor-type="paragraph" draw:z-index="71" draw:name="Vorm1" draw:style-name="gr22" draw:text-style-name="P10" svg:width="1.08cm" svg:height="0.489cm" svg:x="30.048cm" svg:y="19.826cm"><draw:text-box><text:p/></draw:text-box></draw:frame><draw:line text:anchor-type="paragraph" draw:z-index="72" draw:name="Vorm11" draw:style-name="gr17" draw:text-style-name="P4" svg:x1="30.725cm" svg:y1="20.119cm" svg:x2="31.812cm" svg:y2="20.119cm"><text:p/></draw:line><draw:frame text:anchor-type="paragraph" draw:z-index="73" draw:name="Vorm4" draw:style-name="gr18" draw:text-style-name="P16" svg:width="1.28cm" svg:height="0.489cm" svg:x="31.812cm" svg:y="19.877cm"><draw:text-box><text:p><text:span text:style-name="T11">Addr 5</text:span></text:p></draw:text-box></draw:frame><draw:frame text:anchor-type="paragraph" draw:z-index="74" draw:name="Vorm1" draw:style-name="gr26" draw:text-style-name="P7" svg:width="3.576cm" svg:height="1.95cm" svg:x="11.966cm" svg:y="10.818cm"><draw:text-box><text:p/><text:p>data</text:p><text:p/><text:p>*client</text:p></draw:text-box></draw:frame><draw:frame text:anchor-type="paragraph" draw:z-index="75" draw:name="Vorm1" draw:style-name="gr23" draw:text-style-name="P10" svg:width="1.833cm" svg:height="0.489cm" svg:x="13.709cm" svg:y="10.813cm"><draw:text-box><text:p text:style-name="P4">0</text:p></draw:text-box></draw:frame><draw:frame text:anchor-type="paragraph" draw:z-index="76" draw:name="Vorm1" draw:style-name="gr23" draw:text-style-name="P10" svg:width="1.833cm" svg:height="0.489cm" svg:x="13.709cm" svg:y="11.301cm"><draw:text-box><text:p text:style-name="P4">0</text:p></draw:text-box></draw:frame><draw:frame text:anchor-type="paragraph" draw:z-index="77" draw:name="Vorm1" draw:style-name="gr23" draw:text-style-name="P14" svg:width="1.833cm" svg:height="0.489cm" svg:x="13.709cm" svg:y="11.79cm"><draw:text-box><text:p text:style-name="P4"><text:span text:style-name="T9">Time(NULL)</text:span></text:p></draw:text-box></draw:frame><draw:frame text:anchor-type="paragraph" draw:z-index="78" draw:name="Vorm1" draw:style-name="gr22" draw:text-style-name="P10" svg:width="1.833cm" svg:height="0.489cm" svg:x="13.709cm" svg:y="12.278cm"><draw:text-box><text:p/></draw:text-box></draw:frame><draw:frame text:anchor-type="paragraph" draw:z-index="79" draw:name="Vorm5" draw:style-name="gr21" draw:text-style-name="P17" svg:width="1.809cm" svg:height="0.523cm" svg:x="11.966cm" svg:y="10.296cm"><draw:text-box><text:p><text:span text:style-name="T12">Addr 5</text:span></text:p></draw:text-box></draw:frame><draw:frame text:anchor-type="paragraph" draw:z-index="80" draw:name="Vorm1" draw:style-name="gr23" draw:text-style-name="P10" svg:width="0.936cm" svg:height="0.489cm" svg:x="12.774cm" svg:y="10.818cm"><draw:text-box><text:p text:style-name="P4">id</text:p></draw:text-box></draw:frame><draw:frame text:anchor-type="paragraph" draw:z-index="81" draw:name="Vorm1" draw:style-name="gr23" draw:text-style-name="P10" svg:width="0.936cm" svg:height="0.489cm" svg:x="12.774cm" svg:y="11.301cm"><draw:text-box><text:p text:style-name="P4">value</text:p></draw:text-box></draw:frame><draw:frame text:anchor-type="paragraph" draw:z-index="82" draw:name="Vorm1" draw:style-name="gr23" draw:text-style-name="P10" svg:width="0.936cm" svg:height="0.489cm" svg:x="12.774cm" svg:y="11.79cm"><draw:text-box><text:p text:style-name="P4">ts</text:p></draw:text-box></draw:frame><draw:frame text:anchor-type="paragraph" draw:z-index="83" draw:name="Vorm1" draw:style-name="gr20" draw:text-style-name="P7" svg:width="3.343cm" svg:height="1.467cm" svg:x="11.961cm" svg:y="13.499cm"><draw:text-box><text:p>*data</text:p><text:p>*next</text:p><text:p>*prev</text:p></draw:text-box></draw:frame><draw:frame text:anchor-type="paragraph" draw:z-index="84" draw:name="Vorm1" draw:style-name="gr22" draw:text-style-name="P7" svg:width="2.382cm" svg:height="0.489cm" svg:x="12.922cm" svg:y="13.499cm"><draw:text-box><text:p/></draw:text-box></draw:frame><draw:frame text:anchor-type="paragraph" draw:z-index="85" draw:name="Vorm1" draw:style-name="gr22" draw:text-style-name="P7" svg:width="2.382cm" svg:height="0.489cm" svg:x="12.922cm" svg:y="13.988cm"><draw:text-box><text:p/></draw:text-box></draw:frame><draw:frame text:anchor-type="paragraph" draw:z-index="86" draw:name="Vorm1" draw:style-name="gr22" draw:text-style-name="P7" svg:width="2.382cm" svg:height="0.489cm" svg:x="12.922cm" svg:y="14.476cm"><draw:text-box><text:p/></draw:text-box></draw:frame><draw:frame text:anchor-type="paragraph" draw:z-index="87" draw:name="Vorm1" draw:style-name="gr23" draw:text-style-name="P7" svg:width="1.161cm" svg:height="0.489cm" svg:x="17.279cm" svg:y="15.371cm"><draw:text-box><text:p>NULL</text:p></draw:text-box></draw:frame><draw:line text:anchor-type="paragraph" draw:z-index="88" draw:name="Vorm12" draw:style-name="gr17" draw:text-style-name="P4" svg:x1="14.053cm" svg:y1="14.723cm" svg:x2="17.279cm" svg:y2="15.646cm"><text:p/></draw:line><draw:line text:anchor-type="paragraph" draw:z-index="89" draw:name="Vorm13" draw:style-name="gr17" draw:text-style-name="P4" svg:x1="14.032cm" svg:y1="13.734cm" svg:x2="14.036cm" svg:y2="12.767cm"><text:p/></draw:line><draw:frame text:anchor-type="paragraph" draw:z-index="90" draw:name="Vorm1" draw:style-name="gr26" draw:text-style-name="P7" svg:width="3.576cm" svg:height="1.95cm" svg:x="15.69cm" svg:y="10.804cm"><draw:text-box><text:p/><text:p>data</text:p><text:p/><text:p>*client</text:p></draw:text-box></draw:frame><draw:frame text:anchor-type="paragraph" draw:z-index="91" draw:name="Vorm1" draw:style-name="gr23" draw:text-style-name="P10" svg:width="1.833cm" svg:height="0.489cm" svg:x="17.433cm" svg:y="10.799cm"><draw:text-box><text:p text:style-name="P4">20</text:p></draw:text-box></draw:frame><draw:frame text:anchor-type="paragraph" draw:z-index="92" draw:name="Vorm1" draw:style-name="gr23" draw:text-style-name="P10" svg:width="1.833cm" svg:height="0.489cm" svg:x="17.433cm" svg:y="11.287cm"><draw:text-box><text:p text:style-name="P4">21.000</text:p></draw:text-box></draw:frame><draw:frame text:anchor-type="paragraph" draw:z-index="93" draw:name="Vorm1" draw:style-name="gr23" draw:text-style-name="P14" svg:width="1.833cm" svg:height="0.489cm" svg:x="17.433cm" svg:y="11.776cm"><draw:text-box><text:p text:style-name="P4"><text:span text:style-name="T9">Time(NULL)</text:span></text:p></draw:text-box></draw:frame><draw:frame text:anchor-type="paragraph" draw:z-index="94" draw:name="Vorm1" draw:style-name="gr22" draw:text-style-name="P10" svg:width="1.833cm" svg:height="0.489cm" svg:x="17.433cm" svg:y="12.264cm"><draw:text-box><text:p/></draw:text-box></draw:frame><draw:frame text:anchor-type="paragraph" draw:z-index="95" draw:name="Vorm5" draw:style-name="gr21" draw:text-style-name="P17" svg:width="1.809cm" svg:height="0.523cm" svg:x="15.69cm" svg:y="10.282cm"><draw:text-box><text:p><text:span text:style-name="T12">Addr 6</text:span></text:p></draw:text-box></draw:frame><draw:frame text:anchor-type="paragraph" draw:z-index="96" draw:name="Vorm1" draw:style-name="gr23" draw:text-style-name="P10" svg:width="0.936cm" svg:height="0.489cm" svg:x="16.498cm" svg:y="10.804cm"><draw:text-box><text:p text:style-name="P4">id</text:p></draw:text-box></draw:frame><draw:frame text:anchor-type="paragraph" draw:z-index="97" draw:name="Vorm1" draw:style-name="gr23" draw:text-style-name="P10" svg:width="0.936cm" svg:height="0.489cm" svg:x="16.498cm" svg:y="11.287cm"><draw:text-box><text:p text:style-name="P4">value</text:p></draw:text-box></draw:frame><draw:frame text:anchor-type="paragraph" draw:z-index="98" draw:name="Vorm1" draw:style-name="gr23" draw:text-style-name="P10" svg:width="0.936cm" svg:height="0.489cm" svg:x="16.498cm" svg:y="11.776cm"><draw:text-box><text:p text:style-name="P4">ts</text:p></draw:text-box></draw:frame><draw:frame text:anchor-type="paragraph" draw:z-index="99" draw:name="Vorm1" draw:style-name="gr20" draw:text-style-name="P7" svg:width="3.343cm" svg:height="1.467cm" svg:x="15.685cm" svg:y="13.485cm"><draw:text-box><text:p>*data</text:p><text:p>*next</text:p><text:p>*prev</text:p></draw:text-box></draw:frame><draw:frame text:anchor-type="paragraph" draw:z-index="100" draw:name="Vorm1" draw:style-name="gr22" draw:text-style-name="P7" svg:width="2.382cm" svg:height="0.489cm" svg:x="16.646cm" svg:y="13.485cm"><draw:text-box><text:p/></draw:text-box></draw:frame><draw:frame text:anchor-type="paragraph" draw:z-index="101" draw:name="Vorm1" draw:style-name="gr22" draw:text-style-name="P7" svg:width="2.382cm" svg:height="0.489cm" svg:x="16.646cm" svg:y="13.974cm"><draw:text-box><text:p/></draw:text-box></draw:frame><draw:frame text:anchor-type="paragraph" draw:z-index="102" draw:name="Vorm1" draw:style-name="gr22" draw:text-style-name="P7" svg:width="2.382cm" svg:height="0.489cm" svg:x="16.646cm" svg:y="14.462cm"><draw:text-box><text:p/></draw:text-box></draw:frame><draw:line text:anchor-type="paragraph" draw:z-index="103" draw:name="Vorm13" draw:style-name="gr17" draw:text-style-name="P4" svg:x1="17.766cm" svg:y1="13.69cm" svg:x2="17.759cm" svg:y2="12.753cm"><text:p/></draw:line><draw:frame text:anchor-type="paragraph" draw:z-index="104" draw:name="Vorm4" draw:style-name="gr18" draw:text-style-name="P7" svg:width="0.634cm" svg:height="0.489cm" svg:x="15.051cm" svg:y="12.767cm"><draw:text-box><text:p>?a?</text:p></draw:text-box></draw:frame><draw:line text:anchor-type="paragraph" draw:z-index="105" draw:name="Vorm14" draw:style-name="gr17" draw:text-style-name="P4" svg:x1="14.48cm" svg:y1="12.492cm" svg:x2="15.052cm" svg:y2="13.007cm"><text:p/></draw:line><draw:line text:anchor-type="paragraph" draw:z-index="106" draw:name="Vorm15" draw:style-name="gr17" draw:text-style-name="P4" svg:x1="18.106cm" svg:y1="12.532cm" svg:x2="18.591cm" svg:y2="13.017cm"><text:p/></draw:line><draw:frame text:anchor-type="paragraph" draw:z-index="107" draw:name="Vorm4" draw:style-name="gr18" draw:text-style-name="P7" svg:width="0.895cm" svg:height="0.489cm" svg:x="18.591cm" svg:y="12.753cm"><draw:text-box><text:p>?b1?</text:p></draw:text-box></draw:frame><draw:line text:anchor-type="paragraph" draw:z-index="108" draw:name="Vorm16" draw:style-name="gr17" draw:text-style-name="P4" svg:x1="14.589cm" svg:y1="14.263cm" svg:x2="15.684cm" svg:y2="14.279cm"><text:p/></draw:line><draw:frame text:anchor-type="paragraph" draw:z-index="109" draw:name="Vorm1" draw:style-name="gr20" draw:text-style-name="P7" svg:width="3.682cm" svg:height="1.467cm" svg:x="11.906cm" svg:y="8.652cm"><draw:text-box><text:p>fd</text:p><text:p>events</text:p><text:p>revents</text:p></draw:text-box></draw:frame><draw:frame text:anchor-type="paragraph" draw:z-index="110" draw:name="Vorm1" draw:style-name="gr23" draw:text-style-name="P7" svg:width="2.382cm" svg:height="0.489cm" svg:x="13.206cm" svg:y="8.652cm"><draw:text-box><text:p text:style-name="P4">a</text:p></draw:text-box></draw:frame><draw:frame text:anchor-type="paragraph" draw:z-index="111" draw:name="Vorm1" draw:style-name="gr23" draw:text-style-name="P10" svg:width="2.382cm" svg:height="0.489cm" svg:x="13.206cm" svg:y="9.14cm"><draw:text-box><text:p text:style-name="P4">POLLIN</text:p></draw:text-box></draw:frame><draw:frame text:anchor-type="paragraph" draw:z-index="112" draw:name="Vorm1" draw:style-name="gr23" draw:text-style-name="P7" svg:width="2.382cm" svg:height="0.489cm" svg:x="13.206cm" svg:y="9.629cm"><draw:text-box><text:p text:style-name="P4">*0*</text:p></draw:text-box></draw:frame><draw:frame text:anchor-type="paragraph" draw:z-index="113" draw:name="Vorm5" draw:style-name="gr28" draw:text-style-name="P7" svg:width="3.797cm" svg:height="0.976cm" svg:x="11.906cm" svg:y="8.13cm"><draw:text-box><text:p><text:span text:style-name="T10">Addr 4</text:span> (poll_fd[0])</text:p></draw:text-box></draw:frame><draw:line text:anchor-type="paragraph" draw:z-index="114" draw:name="Vorm18" draw:style-name="gr17" draw:text-style-name="P4" svg:x1="17.74cm" svg:y1="14.709cm" svg:x2="15.304cm" svg:y2="14.709cm"><text:p/></draw:line><draw:line text:anchor-type="paragraph" draw:z-index="115" draw:name="Vorm17" draw:style-name="gr17" draw:text-style-name="P4" svg:x1="18.586cm" svg:y1="14.277cm" svg:x2="19.556cm" svg:y2="14.277cm"><text:p/></draw:line><draw:frame text:anchor-type="paragraph" draw:z-index="116" draw:name="Vorm1" draw:style-name="gr26" draw:text-style-name="P7" svg:width="3.576cm" svg:height="1.95cm" svg:x="19.537cm" svg:y="10.744cm"><draw:text-box><text:p/><text:p>data</text:p><text:p/><text:p>*client</text:p></draw:text-box></draw:frame><draw:frame text:anchor-type="paragraph" draw:z-index="117" draw:name="Vorm1" draw:style-name="gr23" draw:text-style-name="P10" svg:width="1.833cm" svg:height="0.489cm" svg:x="21.28cm" svg:y="10.739cm"><draw:text-box><text:p text:style-name="P4">50</text:p></draw:text-box></draw:frame><draw:frame text:anchor-type="paragraph" draw:z-index="118" draw:name="Vorm1" draw:style-name="gr23" draw:text-style-name="P10" svg:width="1.833cm" svg:height="0.489cm" svg:x="21.28cm" svg:y="11.227cm"><draw:text-box><text:p text:style-name="P4">21.000</text:p></draw:text-box></draw:frame><draw:frame text:anchor-type="paragraph" draw:z-index="119" draw:name="Vorm1" draw:style-name="gr23" draw:text-style-name="P14" svg:width="1.833cm" svg:height="0.489cm" svg:x="21.28cm" svg:y="11.716cm"><draw:text-box><text:p text:style-name="P4"><text:span text:style-name="T9">Time(NULL)</text:span></text:p></draw:text-box></draw:frame><draw:frame text:anchor-type="paragraph" draw:z-index="120" draw:name="Vorm1" draw:style-name="gr22" draw:text-style-name="P10" svg:width="1.833cm" svg:height="0.489cm" svg:x="21.28cm" svg:y="12.204cm"><draw:text-box><text:p/></draw:text-box></draw:frame><draw:frame text:anchor-type="paragraph" draw:z-index="121" draw:name="Vorm5" draw:style-name="gr21" draw:text-style-name="P17" svg:width="1.809cm" svg:height="0.523cm" svg:x="19.537cm" svg:y="10.222cm"><draw:text-box><text:p><text:span text:style-name="T12">Addr 7</text:span></text:p></draw:text-box></draw:frame><draw:frame text:anchor-type="paragraph" draw:z-index="122" draw:name="Vorm1" draw:style-name="gr23" draw:text-style-name="P10" svg:width="0.936cm" svg:height="0.489cm" svg:x="20.345cm" svg:y="10.744cm"><draw:text-box><text:p text:style-name="P4">id</text:p></draw:text-box></draw:frame><draw:frame text:anchor-type="paragraph" draw:z-index="123" draw:name="Vorm1" draw:style-name="gr23" draw:text-style-name="P10" svg:width="0.936cm" svg:height="0.489cm" svg:x="20.345cm" svg:y="11.227cm"><draw:text-box><text:p text:style-name="P4">value</text:p></draw:text-box></draw:frame><draw:frame text:anchor-type="paragraph" draw:z-index="124" draw:name="Vorm1" draw:style-name="gr23" draw:text-style-name="P10" svg:width="0.936cm" svg:height="0.489cm" svg:x="20.345cm" svg:y="11.716cm"><draw:text-box><text:p text:style-name="P4">ts</text:p></draw:text-box></draw:frame><draw:frame text:anchor-type="paragraph" draw:z-index="125" draw:name="Vorm1" draw:style-name="gr29" draw:text-style-name="P7" svg:width="3.343cm" svg:height="1.537cm" svg:x="19.532cm" svg:y="13.425cm"><draw:text-box><text:p>*data</text:p><text:p>*next</text:p><text:p>*prev</text:p></draw:text-box></draw:frame><draw:frame text:anchor-type="paragraph" draw:z-index="126" draw:name="Vorm1" draw:style-name="gr22" draw:text-style-name="P7" svg:width="2.382cm" svg:height="0.489cm" svg:x="20.493cm" svg:y="13.425cm"><draw:text-box><text:p/></draw:text-box></draw:frame><draw:frame text:anchor-type="paragraph" draw:z-index="127" draw:name="Vorm1" draw:style-name="gr22" draw:text-style-name="P7" svg:width="2.382cm" svg:height="0.489cm" svg:x="20.493cm" svg:y="13.914cm"><draw:text-box><text:p/></draw:text-box></draw:frame><draw:frame text:anchor-type="paragraph" draw:z-index="128" draw:name="Vorm1" draw:style-name="gr30" draw:text-style-name="P7" svg:width="2.382cm" svg:height="0.56cm" svg:x="20.493cm" svg:y="14.402cm"><draw:text-box><text:p/></draw:text-box></draw:frame><draw:line text:anchor-type="paragraph" draw:z-index="129" draw:name="Vorm13" draw:style-name="gr17" draw:text-style-name="P4" svg:x1="21.613cm" svg:y1="13.63cm" svg:x2="21.606cm" svg:y2="12.693cm"><text:p/></draw:line><draw:line text:anchor-type="paragraph" draw:z-index="130" draw:name="Vorm15" draw:style-name="gr17" draw:text-style-name="P4" svg:x1="21.953cm" svg:y1="12.472cm" svg:x2="22.438cm" svg:y2="12.957cm"><text:p/></draw:line><draw:frame text:anchor-type="paragraph" draw:z-index="131" draw:name="Vorm4" draw:style-name="gr18" draw:text-style-name="P7" svg:width="0.98cm" svg:height="0.489cm" svg:x="22.438cm" svg:y="12.693cm"><draw:text-box><text:p>?b2?</text:p></draw:text-box></draw:frame><draw:line text:anchor-type="paragraph" draw:z-index="132" draw:name="Vorm17" draw:style-name="gr17" draw:text-style-name="P4" svg:x1="22.433cm" svg:y1="14.217cm" svg:x2="23.403cm" svg:y2="14.217cm"><text:p/></draw:line><draw:frame text:anchor-type="paragraph" draw:z-index="133" draw:name="Vorm1" draw:style-name="gr23" draw:text-style-name="P7" svg:width="1.161cm" svg:height="0.489cm" svg:x="23.333cm" svg:y="13.979cm"><draw:text-box><text:p>NULL</text:p></draw:text-box></draw:frame><draw:line text:anchor-type="paragraph" draw:z-index="134" draw:name="Vorm18" draw:style-name="gr17" draw:text-style-name="P4" svg:x1="21.463cm" svg:y1="14.737cm" svg:x2="19.027cm" svg:y2="14.737cm"><text:p/></draw:line><draw:frame text:anchor-type="paragraph" draw:z-index="135" draw:name="Vorm2" draw:style-name="gr18" draw:text-style-name="P7" svg:width="2.888cm" svg:height="0.489cm" svg:x="27.16cm" svg:y="17.127cm"><draw:text-box><text:p>*new_element</text:p></draw:text-box></draw:frame><draw:frame text:anchor-type="paragraph" draw:z-index="136" draw:name="Vorm1" draw:style-name="gr22" draw:text-style-name="P10" svg:width="1.08cm" svg:height="0.489cm" svg:x="30.048cm" svg:y="17.127cm"><draw:text-box><text:p/></draw:text-box></draw:frame><draw:line text:anchor-type="paragraph" draw:z-index="137" draw:name="Vorm11" draw:style-name="gr17" draw:text-style-name="P4" svg:x1="30.725cm" svg:y1="17.42cm" svg:x2="31.812cm" svg:y2="17.42cm"><text:p/></draw:line><draw:frame text:anchor-type="paragraph" draw:z-index="138" draw:name="Vorm4" draw:style-name="gr18" draw:text-style-name="P16" svg:width="1.28cm" svg:height="0.489cm" svg:x="31.812cm" svg:y="17.179cm"><draw:text-box><text:p><text:span text:style-name="T11">Addr 6</text:span></text:p></draw:text-box></draw:frame><draw:frame text:anchor-type="paragraph" draw:z-index="139" draw:name="Vorm2" draw:style-name="gr18" draw:text-style-name="P7" svg:width="2.888cm" svg:height="0.489cm" svg:x="27.16cm" svg:y="16.588cm"><draw:text-box><text:p>*new_element</text:p></draw:text-box></draw:frame><draw:frame text:anchor-type="paragraph" draw:z-index="140" draw:name="Vorm1" draw:style-name="gr22" draw:text-style-name="P10" svg:width="1.08cm" svg:height="0.489cm" svg:x="30.048cm" svg:y="16.588cm"><draw:text-box><text:p/></draw:text-box></draw:frame><draw:line text:anchor-type="paragraph" draw:z-index="141" draw:name="Vorm11" draw:style-name="gr17" draw:text-style-name="P4" svg:x1="30.725cm" svg:y1="16.88cm" svg:x2="31.812cm" svg:y2="16.88cm"><text:p/></draw:line><draw:frame text:anchor-type="paragraph" draw:z-index="142" draw:name="Vorm4" draw:style-name="gr18" draw:text-style-name="P16" svg:width="1.28cm" svg:height="0.489cm" svg:x="31.812cm" svg:y="16.639cm"><draw:text-box><text:p><text:span text:style-name="T11">Addr 7</text:span></text:p></draw:text-box></draw:frame><draw:frame text:anchor-type="paragraph" draw:z-index="143" draw:name="Vorm1" draw:style-name="gr23" draw:text-style-name="P10" svg:width="1.08cm" svg:height="0.489cm" svg:x="28.236cm" svg:y="19.338cm"><draw:text-box><text:p text:style-name="P4">?</text:p></draw:text-box></draw:frame><draw:frame text:anchor-type="paragraph" draw:z-index="144" draw:name="Vorm2" draw:style-name="gr18" draw:text-style-name="P7" svg:width="1.133cm" svg:height="0.489cm" svg:x="27.16cm" svg:y="19.338cm"><draw:text-box><text:p>bytes</text:p></draw:text-box></draw:frame><draw:frame text:anchor-type="paragraph" draw:z-index="145" draw:name="Vorm1" draw:style-name="gr23" draw:text-style-name="P10" svg:width="1.08cm" svg:height="0.489cm" svg:x="28.236cm" svg:y="18.78cm"><draw:text-box><text:p text:style-name="P4">?</text:p></draw:text-box></draw:frame><draw:frame text:anchor-type="paragraph" draw:z-index="146" draw:name="Vorm2" draw:style-name="gr18" draw:text-style-name="P7" svg:width="1.133cm" svg:height="0.489cm" svg:x="27.16cm" svg:y="18.78cm"><draw:text-box><text:p>result</text:p></draw:text-box></draw:frame><draw:frame text:anchor-type="paragraph" draw:z-index="147" draw:name="Vorm1" draw:style-name="gr20" draw:text-style-name="P7" svg:width="3.682cm" svg:height="1.467cm" svg:x="15.587cm" svg:y="8.652cm"><draw:text-box><text:p>fd</text:p><text:p>events</text:p><text:p>revents</text:p></draw:text-box></draw:frame><draw:frame text:anchor-type="paragraph" draw:z-index="148" draw:name="Vorm1" draw:style-name="gr23" draw:text-style-name="P7" svg:width="2.382cm" svg:height="0.489cm" svg:x="16.887cm" svg:y="8.652cm"><draw:text-box><text:p text:style-name="P4">b1</text:p></draw:text-box></draw:frame><draw:frame text:anchor-type="paragraph" draw:z-index="149" draw:name="Vorm1" draw:style-name="gr23" draw:text-style-name="P10" svg:width="2.382cm" svg:height="0.489cm" svg:x="16.887cm" svg:y="9.14cm"><draw:text-box><text:p text:style-name="P4">POLLIN</text:p></draw:text-box></draw:frame><draw:frame text:anchor-type="paragraph" draw:z-index="150" draw:name="Vorm1" draw:style-name="gr23" draw:text-style-name="P7" svg:width="2.382cm" svg:height="0.489cm" svg:x="16.887cm" svg:y="9.629cm"><draw:text-box><text:p text:style-name="P4">*1*</text:p></draw:text-box></draw:frame><draw:frame text:anchor-type="paragraph" draw:z-index="151" draw:name="Vorm5" draw:style-name="gr18" draw:text-style-name="P7" svg:width="3.797cm" svg:height="0.489cm" svg:x="15.587cm" svg:y="8.13cm"><draw:text-box><text:p><text:tab/>(poll_fd[1])</text:p></draw:text-box></draw:frame><draw:frame text:anchor-type="paragraph" draw:z-index="152" draw:name="Vorm1" draw:style-name="gr20" draw:text-style-name="P7" svg:width="3.682cm" svg:height="1.467cm" svg:x="19.269cm" svg:y="8.652cm"><draw:text-box><text:p>fd</text:p><text:p>events</text:p><text:p>revents</text:p></draw:text-box></draw:frame><draw:frame text:anchor-type="paragraph" draw:z-index="153" draw:name="Vorm1" draw:style-name="gr23" draw:text-style-name="P7" svg:width="2.382cm" svg:height="0.489cm" svg:x="20.569cm" svg:y="8.652cm"><draw:text-box><text:p text:style-name="P4">b2</text:p></draw:text-box></draw:frame><draw:frame text:anchor-type="paragraph" draw:z-index="154" draw:name="Vorm1" draw:style-name="gr23" draw:text-style-name="P10" svg:width="2.382cm" svg:height="0.489cm" svg:x="20.569cm" svg:y="9.14cm"><draw:text-box><text:p text:style-name="P4">POLLIN</text:p></draw:text-box></draw:frame><draw:frame text:anchor-type="paragraph" draw:z-index="155" draw:name="Vorm1" draw:style-name="gr23" draw:text-style-name="P7" svg:width="2.382cm" svg:height="0.489cm" svg:x="20.569cm" svg:y="9.629cm"><draw:text-box><text:p text:style-name="P4">*1*</text:p></draw:text-box></draw:frame><draw:frame text:anchor-type="paragraph" draw:z-index="156" draw:name="Vorm5" draw:style-name="gr18" draw:text-style-name="P7" svg:width="3.797cm" svg:height="0.489cm" svg:x="19.269cm" svg:y="8.13cm"><draw:text-box><text:p><text:tab/>(poll_fd[2])</text:p></draw:text-box></draw:frame><draw:frame text:anchor-type="paragraph" draw:z-index="157" draw:name="Vorm2" draw:style-name="gr18" draw:text-style-name="P7" svg:width="1.133cm" svg:height="0.489cm" svg:x="27.104cm" svg:y="18.175cm"><draw:text-box><text:p>log</text:p></draw:text-box></draw:frame><draw:frame text:anchor-type="paragraph" draw:z-index="158" draw:name="Vorm1" draw:style-name="gr31" draw:text-style-name="P14" svg:width="3.073cm" svg:height="0.477cm" svg:x="27.707cm" svg:y="18.187cm"><draw:text-box><text:p text:style-name="P4"><text:span text:style-name="T9">NEW_CONNECTION</text:span></text:p></draw:text-box></draw:frame><draw:frame text:anchor-type="paragraph" draw:z-index="159" draw:name="Vorm1" draw:style-name="gr32" draw:text-style-name="P7" svg:width="4.43cm" svg:height="2.55cm" svg:x="16.695cm" svg:y="19.032cm"><draw:text-box><text:p>*next</text:p><text:p/><text:p>Data</text:p><text:p/><text:p>threadID1</text:p></draw:text-box></draw:frame><draw:frame text:anchor-type="paragraph" draw:z-index="160" draw:name="Vorm1" draw:style-name="gr23" draw:text-style-name="P7" svg:width="2.382cm" svg:height="0.489cm" svg:x="18.743cm" svg:y="20.075cm"><draw:text-box><text:p text:style-name="P4">21.000</text:p></draw:text-box></draw:frame><draw:frame text:anchor-type="paragraph" draw:z-index="161" draw:name="Vorm1" draw:style-name="gr23" draw:text-style-name="P7" svg:width="2.382cm" svg:height="0.489cm" svg:x="18.743cm" svg:y="20.563cm"><draw:text-box><text:p text:style-name="P4">time1</text:p></draw:text-box></draw:frame><draw:frame text:anchor-type="paragraph" draw:z-index="162" draw:name="Vorm1" draw:style-name="gr23" draw:text-style-name="P7" svg:width="2.382cm" svg:height="0.489cm" svg:x="18.743cm" svg:y="21.093cm"><draw:text-box><text:p text:style-name="P4">1</text:p></draw:text-box></draw:frame><draw:frame text:anchor-type="paragraph" draw:z-index="163" draw:name="Vorm1" draw:style-name="gr22" draw:text-style-name="P7" svg:width="2.382cm" svg:height="0.489cm" svg:x="18.743cm" svg:y="19.032cm"><draw:text-box><text:p/></draw:text-box></draw:frame><draw:frame text:anchor-type="paragraph" draw:z-index="164" draw:name="Vorm1" draw:style-name="gr23" draw:text-style-name="P7" svg:width="2.382cm" svg:height="0.489cm" svg:x="18.743cm" svg:y="19.586cm"><draw:text-box><text:p text:style-name="P4">20</text:p></draw:text-box></draw:frame><draw:frame text:anchor-type="paragraph" draw:z-index="165" draw:name="Vorm1" draw:style-name="gr32" draw:text-style-name="P7" svg:width="4.43cm" svg:height="2.55cm" svg:x="21.722cm" svg:y="19.002cm"><draw:text-box><text:p>*next</text:p><text:p/><text:p>Data</text:p><text:p/><text:p>threadID1</text:p></draw:text-box></draw:frame><draw:frame text:anchor-type="paragraph" draw:z-index="166" draw:name="Vorm1" draw:style-name="gr23" draw:text-style-name="P7" svg:width="2.382cm" svg:height="0.489cm" svg:x="23.77cm" svg:y="20.045cm"><draw:text-box><text:p text:style-name="P4">21.000</text:p></draw:text-box></draw:frame><draw:frame text:anchor-type="paragraph" draw:z-index="167" draw:name="Vorm1" draw:style-name="gr23" draw:text-style-name="P7" svg:width="2.382cm" svg:height="0.489cm" svg:x="23.77cm" svg:y="20.533cm"><draw:text-box><text:p text:style-name="P4">time2</text:p></draw:text-box></draw:frame><draw:frame text:anchor-type="paragraph" draw:z-index="168" draw:name="Vorm1" draw:style-name="gr23" draw:text-style-name="P7" svg:width="2.382cm" svg:height="0.489cm" svg:x="23.77cm" svg:y="21.063cm"><draw:text-box><text:p text:style-name="P4">1</text:p></draw:text-box></draw:frame><draw:frame text:anchor-type="paragraph" draw:z-index="169" draw:name="Vorm1" draw:style-name="gr22" draw:text-style-name="P7" svg:width="2.382cm" svg:height="0.489cm" svg:x="23.77cm" svg:y="19.002cm"><draw:text-box><text:p/></draw:text-box></draw:frame><draw:frame text:anchor-type="paragraph" draw:z-index="170" draw:name="Vorm1" draw:style-name="gr23" draw:text-style-name="P7" svg:width="2.382cm" svg:height="0.489cm" svg:x="23.77cm" svg:y="19.556cm"><draw:text-box><text:p text:style-name="P4">50</text:p></draw:text-box></draw:frame><draw:line text:anchor-type="paragraph" draw:z-index="171" draw:name="Vorm6" draw:style-name="gr17" draw:text-style-name="P4" svg:x1="14.831cm" svg:y1="20.375cm" svg:x2="16.695cm" svg:y2="19.537cm"><text:p/></draw:line><draw:line text:anchor-type="paragraph" draw:z-index="172" draw:name="Vorm19" draw:style-name="gr17" draw:text-style-name="P4" svg:x1="19.916cm" svg:y1="19.279cm" svg:x2="21.722cm" svg:y2="19.293cm"><text:p/></draw:line><draw:line text:anchor-type="paragraph" draw:z-index="173" draw:name="Vorm20" draw:style-name="gr17" draw:text-style-name="P4" svg:x1="24.911cm" svg:y1="19.262cm" svg:x2="24.911cm" svg:y2="18.586cm"><text:p/></draw:line><draw:frame text:anchor-type="paragraph" draw:z-index="174" draw:name="Vorm1" draw:style-name="gr23" draw:text-style-name="P7" svg:width="1.161cm" svg:height="0.489cm" svg:x="24.298cm" svg:y="18.089cm"><draw:text-box><text:p>NULL</text:p></draw:text-box></draw:frame><draw:frame text:anchor-type="paragraph" draw:z-index="175" draw:name="Vorm2" draw:style-name="gr18" draw:text-style-name="P7" svg:width="0.922cm" svg:height="0.489cm" svg:x="11.705cm" svg:y="23.483cm"><draw:text-box><text:p>*list</text:p></draw:text-box></draw:frame><draw:frame text:anchor-type="paragraph" draw:z-index="176" draw:name="Vorm1" draw:style-name="gr22" draw:text-style-name="P7" svg:width="1.08cm" svg:height="0.489cm" svg:x="12.525cm" svg:y="23.483cm"><draw:text-box><text:p/></draw:text-box></draw:frame><draw:line text:anchor-type="paragraph" draw:z-index="177" draw:name="Vorm3" draw:style-name="gr17" draw:text-style-name="P4" svg:x1="13.067cm" svg:y1="23.742cm" svg:x2="14.148cm" svg:y2="23.742cm"><text:p/></draw:line><draw:frame text:anchor-type="paragraph" draw:z-index="178" draw:name="Vorm4" draw:style-name="gr18" draw:text-style-name="P18" svg:width="1.28cm" svg:height="0.489cm" svg:x="14.134cm" svg:y="23.511cm"><draw:text-box><text:p><text:span text:style-name="T13">Addr 8</text:span></text:p></draw:text-box></draw:frame><draw:custom-shape text:anchor-type="paragraph" draw:z-index="3" draw:name="Shape1" draw:style-name="gr4" draw:text-style-name="P2" svg:width="11cm" svg:height="13.687cm" svg:x="0.101cm" svg:y="13.337cm"><text:p/><draw:enhanced-geometry svg:viewBox="0 0 21600 21600" draw:type="rectangle" draw:enhanced-path="M 0 0 L 21600 0 21600 21600 0 21600 0 0 Z N"/></draw:custom-shape><draw:frame text:anchor-type="paragraph" draw:z-index="179" draw:name="Vorm1" draw:style-name="gr26" draw:text-style-name="P7" svg:width="4.901cm" svg:height="1.95cm" svg:x="11.652cm" svg:y="5.741cm"><draw:text-box><text:p>*head</text:p><text:p>element_copy</text:p><text:p>element_free</text:p><text:p>element_compare</text:p></draw:text-box></draw:frame><draw:frame text:anchor-type="paragraph" draw:z-index="180" draw:name="Vorm1" draw:style-name="gr22" draw:text-style-name="P10" svg:width="1.833cm" svg:height="0.489cm" svg:x="14.72cm" svg:y="5.741cm"><draw:text-box><text:p/></draw:text-box></draw:frame><draw:frame text:anchor-type="paragraph" draw:z-index="181" draw:name="Vorm1" draw:style-name="gr23" draw:text-style-name="P14" svg:width="1.833cm" svg:height="0.489cm" svg:x="14.72cm" svg:y="6.23cm"><draw:text-box><text:p text:style-name="P4"><text:span text:style-name="T9">Pointer to f</text:span></text:p></draw:text-box></draw:frame><draw:frame text:anchor-type="paragraph" draw:z-index="182" draw:name="Vorm5" draw:style-name="gr21" draw:text-style-name="P18" svg:width="1.288cm" svg:height="0.523cm" svg:x="11.652cm" svg:y="5.219cm"><draw:text-box><text:p><text:span text:style-name="T13">Addr 8</text:span></text:p></draw:text-box></draw:frame><draw:frame text:anchor-type="paragraph" draw:z-index="183" draw:name="Vorm1" draw:style-name="gr23" draw:text-style-name="P14" svg:width="1.833cm" svg:height="0.489cm" svg:x="14.72cm" svg:y="6.719cm"><draw:text-box><text:p text:style-name="P4"><text:span text:style-name="T9">Pointer to f</text:span></text:p></draw:text-box></draw:frame><draw:frame text:anchor-type="paragraph" draw:z-index="184" draw:name="Vorm1" draw:style-name="gr23" draw:text-style-name="P14" svg:width="1.833cm" svg:height="0.489cm" svg:x="14.72cm" svg:y="7.202cm"><draw:text-box><text:p text:style-name="P4"><text:span text:style-name="T9">Pointer to f</text:span></text:p></draw:text-box></draw:frame><draw:line text:anchor-type="paragraph" draw:z-index="185" draw:name="Vorm8" draw:style-name="gr17" draw:text-style-name="P4" svg:x1="15.833cm" svg:y1="6.006cm" svg:x2="12.467cm" svg:y2="5.112cm"><text:p/></draw:line><draw:frame text:anchor-type="paragraph" draw:z-index="186" draw:name="Vorm1" draw:style-name="gr20" draw:text-style-name="P7" svg:width="2.435cm" svg:height="1.467cm" svg:x="11.702cm" svg:y="3.646cm"><draw:text-box><text:p>*data</text:p><text:p>*next</text:p><text:p>*prev</text:p></draw:text-box></draw:frame><draw:frame text:anchor-type="paragraph" draw:z-index="187" draw:name="Vorm1" draw:style-name="gr22" draw:text-style-name="P7" svg:width="1.474cm" svg:height="0.489cm" svg:x="12.663cm" svg:y="3.646cm"><draw:text-box><text:p/></draw:text-box></draw:frame><draw:frame text:anchor-type="paragraph" draw:z-index="188" draw:name="Vorm1" draw:style-name="gr22" draw:text-style-name="P7" svg:width="1.474cm" svg:height="0.489cm" svg:x="12.663cm" svg:y="4.135cm"><draw:text-box><text:p/></draw:text-box></draw:frame><draw:frame text:anchor-type="paragraph" draw:z-index="189" draw:name="Vorm1" draw:style-name="gr22" draw:text-style-name="P7" svg:width="1.474cm" svg:height="0.489cm" svg:x="12.663cm" svg:y="4.623cm"><draw:text-box><text:p/></draw:text-box></draw:frame><draw:frame text:anchor-type="paragraph" draw:z-index="190" draw:name="Vorm1" draw:style-name="gr23" draw:text-style-name="P7" svg:width="1.161cm" svg:height="0.489cm" svg:x="17.313cm" svg:y="5.47cm"><draw:text-box><text:p>NULL</text:p></draw:text-box></draw:frame><draw:line text:anchor-type="paragraph" draw:z-index="191" draw:name="Vorm12" draw:style-name="gr17" draw:text-style-name="P4" svg:x1="13.682cm" svg:y1="4.962cm" svg:x2="17.312cm" svg:y2="5.733cm"><text:p/></draw:line><draw:frame text:anchor-type="paragraph" draw:z-index="192" draw:name="Vorm1" draw:style-name="gr20" draw:text-style-name="P7" svg:width="2.5cm" svg:height="1.467cm" svg:x="14.517cm" svg:y="3.632cm"><draw:text-box><text:p>*data</text:p><text:p>*next</text:p><text:p>*prev</text:p></draw:text-box></draw:frame><draw:frame text:anchor-type="paragraph" draw:z-index="193" draw:name="Vorm1" draw:style-name="gr22" draw:text-style-name="P7" svg:width="1.539cm" svg:height="0.489cm" svg:x="15.478cm" svg:y="3.632cm"><draw:text-box><text:p/></draw:text-box></draw:frame><draw:frame text:anchor-type="paragraph" draw:z-index="194" draw:name="Vorm1" draw:style-name="gr22" draw:text-style-name="P7" svg:width="1.539cm" svg:height="0.489cm" svg:x="15.478cm" svg:y="4.12cm"><draw:text-box><text:p/></draw:text-box></draw:frame><draw:frame text:anchor-type="paragraph" draw:z-index="195" draw:name="Vorm1" draw:style-name="gr22" draw:text-style-name="P7" svg:width="1.539cm" svg:height="0.489cm" svg:x="15.478cm" svg:y="4.609cm"><draw:text-box><text:p/></draw:text-box></draw:frame><draw:line text:anchor-type="paragraph" draw:z-index="196" draw:name="Vorm16" draw:style-name="gr17" draw:text-style-name="P4" svg:x1="13.614cm" svg:y1="4.41cm" svg:x2="14.517cm" svg:y2="4.41cm"><text:p/></draw:line><draw:line text:anchor-type="paragraph" draw:z-index="197" draw:name="Vorm18" draw:style-name="gr17" draw:text-style-name="P4" svg:x1="16.572cm" svg:y1="4.856cm" svg:x2="14.136cm" svg:y2="4.856cm"><text:p/></draw:line><draw:line text:anchor-type="paragraph" draw:z-index="198" draw:name="Vorm17" draw:style-name="gr17" draw:text-style-name="P19" svg:x1="16.311cm" svg:y1="4.42cm" svg:x2="17.406cm" svg:y2="4.425cm"><text:p/></draw:line><draw:frame text:anchor-type="paragraph" draw:z-index="199" draw:name="Vorm1" draw:style-name="gr29" draw:text-style-name="P7" svg:width="2.444cm" svg:height="1.537cm" svg:x="17.406cm" svg:y="3.632cm"><draw:text-box><text:p>*data</text:p><text:p>*next</text:p><text:p>*prev</text:p></draw:text-box></draw:frame><draw:frame text:anchor-type="paragraph" draw:z-index="200" draw:name="Vorm1" draw:style-name="gr22" draw:text-style-name="P7" svg:width="1.482cm" svg:height="0.489cm" svg:x="18.367cm" svg:y="3.632cm"><draw:text-box><text:p/></draw:text-box></draw:frame><draw:frame text:anchor-type="paragraph" draw:z-index="201" draw:name="Vorm1" draw:style-name="gr22" draw:text-style-name="P7" svg:width="1.482cm" svg:height="0.489cm" svg:x="18.367cm" svg:y="4.12cm"><draw:text-box><text:p/></draw:text-box></draw:frame><draw:frame text:anchor-type="paragraph" draw:z-index="202" draw:name="Vorm1" draw:style-name="gr30" draw:text-style-name="P7" svg:width="1.482cm" svg:height="0.56cm" svg:x="18.367cm" svg:y="4.609cm"><draw:text-box><text:p/></draw:text-box></draw:frame><draw:line text:anchor-type="paragraph" draw:z-index="203" draw:name="Vorm18" draw:style-name="gr17" draw:text-style-name="P4" svg:x1="19.306cm" svg:y1="4.962cm" svg:x2="17.016cm" svg:y2="4.962cm"><text:p/></draw:line><draw:custom-shape text:anchor-type="paragraph" draw:z-index="204" draw:name="Shape1" draw:style-name="gr25" draw:text-style-name="P20" svg:width="11cm" svg:height="0.447cm" svg:x="27.017cm" svg:y="4.427cm"><text:p text:style-name="P11"><text:span text:style-name="T4"><text:s/></text:span><text:span text:style-name="T4">connmgr_listen</text:span></text:p><draw:enhanced-geometry svg:viewBox="0 0 21600 21600" draw:type="rectangle" draw:enhanced-path="M 0 0 L 21600 0 21600 21600 0 21600 0 0 Z N"/></draw:custom-shape><draw:frame text:anchor-type="paragraph" draw:z-index="205" draw:name="Vorm2" draw:style-name="gr18" draw:text-style-name="P7" svg:width="2.888cm" svg:height="0.489cm" svg:x="27.116cm" svg:y="11.405cm"><draw:text-box><text:p>*fp_sensor_map</text:p></draw:text-box></draw:frame><draw:frame text:anchor-type="paragraph" draw:z-index="206" draw:name="Vorm1" draw:style-name="gr22" draw:text-style-name="P10" svg:width="1.08cm" svg:height="0.489cm" svg:x="30.004cm" svg:y="11.405cm"><draw:text-box><text:p/></draw:text-box></draw:frame><draw:frame text:anchor-type="paragraph" draw:z-index="207" draw:name="Vorm1" draw:style-name="gr22" draw:text-style-name="P7" svg:width="1.08cm" svg:height="0.489cm" svg:x="28.409cm" svg:y="10.783cm"><draw:text-box><text:p/></draw:text-box></draw:frame><draw:frame text:anchor-type="paragraph" draw:z-index="208" draw:name="Vorm2" draw:style-name="gr15" draw:text-style-name="P7" svg:width="1.299cm" svg:height="0.53cm" svg:x="27.111cm" svg:y="10.783cm"><draw:text-box><text:p>*buffer</text:p></draw:text-box></draw:frame><draw:line text:anchor-type="paragraph" draw:z-index="209" draw:name="Vorm3" draw:style-name="gr17" draw:text-style-name="P4" svg:x1="28.923cm" svg:y1="11.039cm" svg:x2="30.004cm" svg:y2="11.039cm"><text:p/></draw:line><draw:frame text:anchor-type="paragraph" draw:z-index="210" draw:name="Vorm4" draw:style-name="gr18" draw:text-style-name="P8" svg:width="1.28cm" svg:height="0.489cm" svg:x="30.004cm" svg:y="10.74cm"><draw:text-box><text:p><text:span text:style-name="T5">Addr 1</text:span></text:p></draw:text-box></draw:frame><draw:line text:anchor-type="paragraph" draw:z-index="211" draw:name="Vorm3" draw:style-name="gr17" draw:text-style-name="P4" svg:x1="30.598cm" svg:y1="11.672cm" svg:x2="31.679cm" svg:y2="11.672cm"><text:p/></draw:line><draw:frame text:anchor-type="paragraph" draw:z-index="212" draw:name="Vorm4" draw:style-name="gr18" draw:text-style-name="P21" svg:width="3.738cm" svg:height="0.489cm" svg:x="31.724cm" svg:y="11.402cm"><draw:text-box><text:p><text:span text:style-name="T14">?room_sensor.map?</text:span></text:p></draw:text-box></draw:frame><draw:frame text:anchor-type="paragraph" draw:z-index="213" draw:name="Vorm1" draw:style-name="gr26" draw:text-style-name="P7" svg:width="4.084cm" svg:height="1.95cm" svg:x="11.696cm" svg:y="0.646cm"><draw:text-box><text:p>sensorid</text:p><text:p>roomid</text:p><text:p>runningavg</text:p><text:p>timestamp</text:p></draw:text-box></draw:frame><draw:frame text:anchor-type="paragraph" draw:z-index="214" draw:name="Vorm1" draw:style-name="gr23" draw:text-style-name="P10" svg:width="1.795cm" svg:height="0.489cm" svg:x="13.986cm" svg:y="0.646cm"><draw:text-box><text:p text:style-name="P4">10</text:p></draw:text-box></draw:frame><draw:frame text:anchor-type="paragraph" draw:z-index="215" draw:name="Vorm1" draw:style-name="gr23" draw:text-style-name="P14" svg:width="1.795cm" svg:height="0.489cm" svg:x="13.986cm" svg:y="1.134cm"><draw:text-box><text:p text:style-name="P4"><text:span text:style-name="T9">501</text:span></text:p></draw:text-box></draw:frame><draw:frame text:anchor-type="paragraph" draw:z-index="216" draw:name="Vorm1" draw:style-name="gr23" draw:text-style-name="P14" svg:width="1.795cm" svg:height="0.489cm" svg:x="13.986cm" svg:y="1.623cm"><draw:text-box><text:p text:style-name="P4"><text:span text:style-name="T9">{0,0,0,0,0}</text:span></text:p></draw:text-box></draw:frame><draw:frame text:anchor-type="paragraph" draw:z-index="217" draw:name="Vorm1" draw:style-name="gr23" draw:text-style-name="P14" svg:width="1.795cm" svg:height="0.489cm" svg:x="13.986cm" svg:y="2.106cm"><draw:text-box><text:p text:style-name="P4"><text:span text:style-name="T9">time</text:span></text:p></draw:text-box></draw:frame><draw:frame text:anchor-type="paragraph" draw:z-index="218" draw:name="Vorm1" draw:style-name="gr20" draw:text-style-name="P7" svg:width="2.5cm" svg:height="1.467cm" svg:x="20.167cm" svg:y="3.586cm"><draw:text-box><text:p>*data</text:p><text:p>*next</text:p><text:p>*prev</text:p></draw:text-box></draw:frame><draw:frame text:anchor-type="paragraph" draw:z-index="219" draw:name="Vorm1" draw:style-name="gr22" draw:text-style-name="P7" svg:width="1.539cm" svg:height="0.489cm" svg:x="21.128cm" svg:y="3.586cm"><draw:text-box><text:p/></draw:text-box></draw:frame><draw:frame text:anchor-type="paragraph" draw:z-index="220" draw:name="Vorm1" draw:style-name="gr22" draw:text-style-name="P7" svg:width="1.539cm" svg:height="0.489cm" svg:x="21.128cm" svg:y="4.075cm"><draw:text-box><text:p/></draw:text-box></draw:frame><draw:frame text:anchor-type="paragraph" draw:z-index="221" draw:name="Vorm1" draw:style-name="gr22" draw:text-style-name="P7" svg:width="1.539cm" svg:height="0.489cm" svg:x="21.128cm" svg:y="4.563cm"><draw:text-box><text:p/></draw:text-box></draw:frame><draw:line text:anchor-type="paragraph" draw:z-index="222" draw:name="Vorm17" draw:style-name="gr17" draw:text-style-name="P19" svg:x1="21.96cm" svg:y1="4.374cm" svg:x2="23.055cm" svg:y2="4.379cm"><text:p/></draw:line><draw:frame text:anchor-type="paragraph" draw:z-index="223" draw:name="Vorm1" draw:style-name="gr29" draw:text-style-name="P7" svg:width="2.444cm" svg:height="1.537cm" svg:x="23.056cm" svg:y="3.586cm"><draw:text-box><text:p>*data</text:p><text:p>*next</text:p><text:p>*prev</text:p></draw:text-box></draw:frame><draw:frame text:anchor-type="paragraph" draw:z-index="224" draw:name="Vorm1" draw:style-name="gr22" draw:text-style-name="P7" svg:width="1.482cm" svg:height="0.489cm" svg:x="24.017cm" svg:y="3.586cm"><draw:text-box><text:p/></draw:text-box></draw:frame><draw:frame text:anchor-type="paragraph" draw:z-index="225" draw:name="Vorm1" draw:style-name="gr22" draw:text-style-name="P7" svg:width="1.482cm" svg:height="0.489cm" svg:x="24.017cm" svg:y="4.075cm"><draw:text-box><text:p/></draw:text-box></draw:frame><draw:frame text:anchor-type="paragraph" draw:z-index="226" draw:name="Vorm1" draw:style-name="gr30" draw:text-style-name="P7" svg:width="1.482cm" svg:height="0.56cm" svg:x="24.017cm" svg:y="4.563cm"><draw:text-box><text:p/></draw:text-box></draw:frame><draw:line text:anchor-type="paragraph" draw:z-index="227" draw:name="Vorm18" draw:style-name="gr17" draw:text-style-name="P4" svg:x1="24.956cm" svg:y1="4.916cm" svg:x2="22.666cm" svg:y2="4.916cm"><text:p/></draw:line><draw:line text:anchor-type="paragraph" draw:z-index="228" draw:name="Vorm17" draw:style-name="gr17" draw:text-style-name="P19" svg:x1="19.071cm" svg:y1="4.39cm" svg:x2="20.166cm" svg:y2="4.395cm"><text:p/></draw:line><draw:line text:anchor-type="paragraph" draw:z-index="229" draw:name="Vorm18" draw:style-name="gr17" draw:text-style-name="P4" svg:x1="22.139cm" svg:y1="4.9cm" svg:x2="19.849cm" svg:y2="4.9cm"><text:p/></draw:line><draw:frame text:anchor-type="paragraph" draw:z-index="230" draw:name="Vorm1" draw:style-name="gr26" draw:text-style-name="P7" svg:width="4.084cm" svg:height="1.95cm" svg:x="15.944cm" svg:y="0.661cm"><draw:text-box><text:p>sensorid</text:p><text:p>roomid</text:p><text:p>runningavg</text:p><text:p>timestamp</text:p></draw:text-box></draw:frame><draw:frame text:anchor-type="paragraph" draw:z-index="231" draw:name="Vorm1" draw:style-name="gr23" draw:text-style-name="P10" svg:width="1.795cm" svg:height="0.489cm" svg:x="18.233cm" svg:y="0.661cm"><draw:text-box><text:p text:style-name="P4">20</text:p></draw:text-box></draw:frame><draw:frame text:anchor-type="paragraph" draw:z-index="232" draw:name="Vorm1" draw:style-name="gr23" draw:text-style-name="P14" svg:width="1.795cm" svg:height="0.489cm" svg:x="18.233cm" svg:y="1.15cm"><draw:text-box><text:p text:style-name="P4"><text:span text:style-name="T9">602</text:span></text:p></draw:text-box></draw:frame><draw:frame text:anchor-type="paragraph" draw:z-index="233" draw:name="Vorm1" draw:style-name="gr23" draw:text-style-name="P14" svg:width="1.795cm" svg:height="0.489cm" svg:x="18.233cm" svg:y="1.639cm"><draw:text-box><text:p text:style-name="P4"><text:span text:style-name="T9">{0,0,0,0,21}</text:span></text:p></draw:text-box></draw:frame><draw:frame text:anchor-type="paragraph" draw:z-index="234" draw:name="Vorm1" draw:style-name="gr23" draw:text-style-name="P14" svg:width="1.795cm" svg:height="0.489cm" svg:x="18.233cm" svg:y="2.122cm"><draw:text-box><text:p text:style-name="P4"><text:span text:style-name="T9">time</text:span></text:p></draw:text-box></draw:frame><draw:frame text:anchor-type="paragraph" draw:z-index="235" draw:name="Vorm1" draw:style-name="gr26" draw:text-style-name="P7" svg:width="4.084cm" svg:height="1.95cm" svg:x="22.214cm" svg:y="0.755cm"><draw:text-box><text:p>sensorid</text:p><text:p>roomid</text:p><text:p>runningavg</text:p><text:p>timestamp</text:p></draw:text-box></draw:frame><draw:frame text:anchor-type="paragraph" draw:z-index="236" draw:name="Vorm1" draw:style-name="gr23" draw:text-style-name="P10" svg:width="1.795cm" svg:height="0.489cm" svg:x="24.504cm" svg:y="0.755cm"><draw:text-box><text:p text:style-name="P4">50</text:p></draw:text-box></draw:frame><draw:frame text:anchor-type="paragraph" draw:z-index="237" draw:name="Vorm1" draw:style-name="gr23" draw:text-style-name="P14" svg:width="1.795cm" svg:height="0.489cm" svg:x="24.504cm" svg:y="1.244cm"><draw:text-box><text:p text:style-name="P4"><text:span text:style-name="T9">905</text:span></text:p></draw:text-box></draw:frame><draw:frame text:anchor-type="paragraph" draw:z-index="238" draw:name="Vorm1" draw:style-name="gr23" draw:text-style-name="P14" svg:width="1.795cm" svg:height="0.489cm" svg:x="24.504cm" svg:y="1.732cm"><draw:text-box><text:p text:style-name="P4"><text:span text:style-name="T9">{0,0,0,0,21}</text:span></text:p></draw:text-box></draw:frame><draw:frame text:anchor-type="paragraph" draw:z-index="239" draw:name="Vorm1" draw:style-name="gr23" draw:text-style-name="P14" svg:width="1.795cm" svg:height="0.489cm" svg:x="24.504cm" svg:y="2.215cm"><draw:text-box><text:p text:style-name="P4"><text:span text:style-name="T9">time</text:span></text:p></draw:text-box></draw:frame><draw:custom-shape text:anchor-type="paragraph" draw:z-index="240" draw:name="Vorm7" draw:style-name="gr33" draw:text-style-name="P4" svg:width="0.108cm" svg:height="0.108cm" svg:x="20.597cm" svg:y="1.67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1" draw:name="Vorm23" draw:style-name="gr17" draw:text-style-name="P4" svg:x1="13.376cm" svg:y1="3.913cm" svg:x2="13.376cm" svg:y2="2.595cm"><text:p/></draw:line><draw:line text:anchor-type="paragraph" draw:z-index="242" draw:name="Vorm24" draw:style-name="gr17" draw:text-style-name="P4" svg:x1="16.24cm" svg:y1="3.867cm" svg:x2="17.111cm" svg:y2="2.611cm"><text:p/></draw:line><draw:line text:anchor-type="paragraph" draw:z-index="243" draw:name="Vorm25" draw:style-name="gr17" draw:text-style-name="P4" svg:x1="24.707cm" svg:y1="3.835cm" svg:x2="24.178cm" svg:y2="2.704cm"><text:p/></draw:line><draw:line text:anchor-type="paragraph" draw:z-index="244" draw:name="Vorm26" draw:style-name="gr17" draw:text-style-name="P4" svg:x1="19.073cm" svg:y1="3.896cm" svg:x2="20.675cm" svg:y2="2.014cm"><text:p/></draw:line><draw:line text:anchor-type="paragraph" draw:z-index="245" draw:name="Vorm27" draw:style-name="gr17" draw:text-style-name="P4" svg:x1="21.904cm" svg:y1="3.818cm" svg:x2="21.126cm" svg:y2="2.014cm"><text:p/></draw:line><draw:frame text:anchor-type="paragraph" draw:z-index="246" draw:name="Vorm1" draw:style-name="gr23" draw:text-style-name="P7" svg:width="1.161cm" svg:height="0.489cm" svg:x="25.483cm" svg:y="5.33cm"><draw:text-box><text:p>NULL</text:p></draw:text-box></draw:frame><draw:line text:anchor-type="paragraph" draw:z-index="247" draw:name="Vorm28" draw:style-name="gr17" draw:text-style-name="P4" svg:x1="24.784cm" svg:y1="4.364cm" svg:x2="26.107cm" svg:y2="5.331cm"><text:p/></draw:line><draw:custom-shape text:anchor-type="paragraph" draw:z-index="248" draw:name="Vorm7" draw:style-name="gr33" draw:text-style-name="P4" svg:width="0.108cm" svg:height="0.108cm" svg:x="20.87cm" svg:y="1.6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9" draw:name="Vorm7" draw:style-name="gr33" draw:text-style-name="P4" svg:width="0.108cm" svg:height="0.108cm" svg:x="21.163cm" svg:y="1.6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0" draw:name="Shape1" draw:style-name="gr5" draw:text-style-name="P3" svg:width="11cm" svg:height="0.442cm" svg:x="0.101cm" svg:y="24.28cm"><text:p><text:span text:style-name="T2"><text:s/></text:span><text:span text:style-name="T15">Main process <text:s/></text:span></text:p><draw:enhanced-geometry svg:viewBox="0 0 21600 21600" draw:type="rectangle" draw:enhanced-path="M 0 0 L 21600 0 21600 21600 0 21600 0 0 Z N"/></draw:custom-shape><draw:custom-shape text:anchor-type="paragraph" draw:z-index="251" draw:name="Shape1" draw:style-name="gr5" draw:text-style-name="P3" svg:width="11cm" svg:height="0.442cm" svg:x="0.101cm" svg:y="22.941cm"><text:p><text:span text:style-name="T2"><text:s/></text:span><text:span text:style-name="T15">tcpconnection_thread(void *value)</text:span></text:p><draw:enhanced-geometry svg:viewBox="0 0 21600 21600" draw:type="rectangle" draw:enhanced-path="M 0 0 L 21600 0 21600 21600 0 21600 0 0 Z N"/></draw:custom-shape><draw:frame text:anchor-type="paragraph" draw:z-index="252" draw:name="Vorm2" draw:style-name="gr15" draw:text-style-name="P7" svg:width="0.955cm" svg:height="0.53cm" svg:x="0.228cm" svg:y="23.64cm"><draw:text-box><text:p>*info</text:p></draw:text-box></draw:frame><draw:frame text:anchor-type="paragraph" draw:z-index="253" draw:name="Vorm1" draw:style-name="gr19" draw:text-style-name="P7" svg:width="1.08cm" svg:height="0.507cm" svg:x="1.344cm" svg:y="23.64cm"><draw:text-box><text:p/></draw:text-box></draw:frame><draw:line text:anchor-type="paragraph" draw:z-index="254" draw:name="Vorm3" draw:style-name="gr17" draw:text-style-name="P4" svg:x1="1.711cm" svg:y1="23.887cm" svg:x2="2.792cm" svg:y2="23.887cm"><text:p/></draw:line><draw:frame text:anchor-type="paragraph" draw:z-index="255" draw:name="Vorm4" draw:style-name="gr18" draw:text-style-name="P9" svg:width="1.28cm" svg:height="0.489cm" svg:x="2.792cm" svg:y="23.617cm"><draw:text-box><text:p><text:span text:style-name="T6">Addr 2</text:span></text:p></draw:text-box></draw:frame><draw:custom-shape text:anchor-type="paragraph" draw:z-index="256" draw:name="Shape1" draw:style-name="gr5" draw:text-style-name="P3" svg:width="11cm" svg:height="0.442cm" svg:x="0.101cm" svg:y="20.872cm"><text:p><text:span text:style-name="T2"><text:s/></text:span><text:span text:style-name="T15">datamgr_thread(void *value)</text:span></text:p><draw:enhanced-geometry svg:viewBox="0 0 21600 21600" draw:type="rectangle" draw:enhanced-path="M 0 0 L 21600 0 21600 21600 0 21600 0 0 Z N"/></draw:custom-shape><draw:custom-shape text:anchor-type="paragraph" draw:z-index="257" draw:name="Shape1" draw:style-name="gr5" draw:text-style-name="P3" svg:width="11cm" svg:height="0.442cm" svg:x="0.101cm" svg:y="17.014cm"><text:p><text:span text:style-name="T2"><text:s/></text:span><text:span text:style-name="T15">tcpconnection_thread(void *value)</text:span></text:p><draw:enhanced-geometry svg:viewBox="0 0 21600 21600" draw:type="rectangle" draw:enhanced-path="M 0 0 L 21600 0 21600 21600 0 21600 0 0 Z N"/></draw:custom-shape><draw:frame text:anchor-type="paragraph" draw:z-index="258" draw:name="Vorm2" draw:style-name="gr15" draw:text-style-name="P7" svg:width="0.955cm" svg:height="0.53cm" svg:x="0.205cm" svg:y="22.269cm"><draw:text-box><text:p>*info</text:p></draw:text-box></draw:frame><draw:frame text:anchor-type="paragraph" draw:z-index="259" draw:name="Vorm1" draw:style-name="gr19" draw:text-style-name="P7" svg:width="1.08cm" svg:height="0.507cm" svg:x="1.321cm" svg:y="22.269cm"><draw:text-box><text:p/></draw:text-box></draw:frame><draw:line text:anchor-type="paragraph" draw:z-index="260" draw:name="Vorm3" draw:style-name="gr17" draw:text-style-name="P4" svg:x1="1.688cm" svg:y1="22.516cm" svg:x2="2.769cm" svg:y2="22.516cm"><text:p/></draw:line><draw:frame text:anchor-type="paragraph" draw:z-index="261" draw:name="Vorm4" draw:style-name="gr18" draw:text-style-name="P9" svg:width="1.28cm" svg:height="0.489cm" svg:x="2.769cm" svg:y="22.246cm"><draw:text-box><text:p><text:span text:style-name="T6">Addr 2</text:span></text:p></draw:text-box></draw:frame><draw:frame text:anchor-type="paragraph" draw:z-index="262" draw:name="Vorm2" draw:style-name="gr15" draw:text-style-name="P7" svg:width="0.955cm" svg:height="0.53cm" svg:x="0.205cm" svg:y="20.159cm"><draw:text-box><text:p>*info</text:p></draw:text-box></draw:frame><draw:frame text:anchor-type="paragraph" draw:z-index="263" draw:name="Vorm1" draw:style-name="gr19" draw:text-style-name="P7" svg:width="1.08cm" svg:height="0.507cm" svg:x="1.321cm" svg:y="20.159cm"><draw:text-box><text:p/></draw:text-box></draw:frame><draw:line text:anchor-type="paragraph" draw:z-index="264" draw:name="Vorm3" draw:style-name="gr17" draw:text-style-name="P4" svg:x1="1.688cm" svg:y1="20.407cm" svg:x2="2.769cm" svg:y2="20.407cm"><text:p/></draw:line><draw:frame text:anchor-type="paragraph" draw:z-index="265" draw:name="Vorm4" draw:style-name="gr18" draw:text-style-name="P9" svg:width="1.28cm" svg:height="0.489cm" svg:x="2.769cm" svg:y="20.137cm"><draw:text-box><text:p><text:span text:style-name="T6">Addr 2</text:span></text:p></draw:text-box></draw:frame><draw:frame text:anchor-type="paragraph" draw:z-index="266" draw:name="Vorm2" draw:style-name="gr18" draw:text-style-name="P7" svg:width="2.548cm" svg:height="0.489cm" svg:x="0.205cm" svg:y="21.5cm"><draw:text-box><text:p>*room_sensor</text:p></draw:text-box></draw:frame><draw:frame text:anchor-type="paragraph" draw:z-index="267" draw:name="Vorm1" draw:style-name="gr22" draw:text-style-name="P10" svg:width="1.08cm" svg:height="0.489cm" svg:x="2.752cm" svg:y="21.5cm"><draw:text-box><text:p/></draw:text-box></draw:frame><draw:frame text:anchor-type="paragraph" draw:z-index="268" draw:name="Vorm4" draw:style-name="gr18" draw:text-style-name="P21" svg:width="3.738cm" svg:height="0.489cm" svg:x="4.279cm" svg:y="21.504cm"><draw:text-box><text:p><text:span text:style-name="T14">?</text:span><text:span text:style-name="T14">room_sensor.</text:span><text:span text:style-name="T14">map?</text:span></text:p></draw:text-box></draw:frame><draw:line text:anchor-type="paragraph" draw:z-index="269" draw:name="Vorm3" draw:style-name="gr17" draw:text-style-name="P4" svg:x1="3.198cm" svg:y1="21.745cm" svg:x2="4.279cm" svg:y2="21.745cm"><text:p/></draw:line><draw:frame text:anchor-type="paragraph" draw:z-index="270" draw:name="Vorm2" draw:style-name="gr18" draw:text-style-name="P7" svg:width="2.548cm" svg:height="0.489cm" svg:x="0.101cm" svg:y="19.551cm"><draw:text-box><text:p>*database_con</text:p></draw:text-box></draw:frame><draw:frame text:anchor-type="paragraph" draw:z-index="271" draw:name="Vorm1" draw:style-name="gr22" draw:text-style-name="P10" svg:width="1.08cm" svg:height="0.489cm" svg:x="2.648cm" svg:y="19.551cm"><draw:text-box><text:p/></draw:text-box></draw:frame><draw:frame text:anchor-type="paragraph" draw:z-index="272" draw:name="Vorm4" draw:style-name="gr18" draw:text-style-name="P21" svg:width="3.738cm" svg:height="0.489cm" svg:x="4.175cm" svg:y="19.554cm"><draw:text-box><text:p><text:span text:style-name="T14">?</text:span><text:span text:style-name="T14">DBCONN?</text:span></text:p></draw:text-box></draw:frame><draw:line text:anchor-type="paragraph" draw:z-index="273" draw:name="Vorm3" draw:style-name="gr17" draw:text-style-name="P4" svg:x1="3.094cm" svg:y1="19.796cm" svg:x2="4.175cm" svg:y2="19.796cm"><text:p/></draw:line><draw:frame text:anchor-type="paragraph" draw:z-index="274" draw:name="Vorm1" draw:style-name="gr22" draw:text-style-name="P7" svg:width="1.08cm" svg:height="0.489cm" svg:x="1.434cm" svg:y="18.958cm"><draw:text-box><text:p/></draw:text-box></draw:frame><draw:frame text:anchor-type="paragraph" draw:z-index="275" draw:name="Vorm2" draw:style-name="gr15" draw:text-style-name="P7" svg:width="1.389cm" svg:height="0.53cm" svg:x="0.101cm" svg:y="18.902cm"><draw:text-box><text:p>*buffer</text:p></draw:text-box></draw:frame><draw:line text:anchor-type="paragraph" draw:z-index="276" draw:name="Vorm3" draw:style-name="gr17" draw:text-style-name="P4" svg:x1="2.025cm" svg:y1="19.202cm" svg:x2="3.106cm" svg:y2="19.202cm"><text:p/></draw:line><draw:frame text:anchor-type="paragraph" draw:z-index="277" draw:name="Vorm4" draw:style-name="gr18" draw:text-style-name="P8" svg:width="1.28cm" svg:height="0.489cm" svg:x="3.09cm" svg:y="18.939cm"><draw:text-box><text:p><text:span text:style-name="T5">Addr 1</text:span></text:p></draw:text-box></draw:frame><draw:frame text:anchor-type="paragraph" draw:z-index="278" draw:name="Vorm2" draw:style-name="gr18" draw:text-style-name="P7" svg:width="2.888cm" svg:height="0.489cm" svg:x="0.101cm" svg:y="18.286cm"><draw:text-box><text:p>*storagemgrdata</text:p></draw:text-box></draw:frame><draw:frame text:anchor-type="paragraph" draw:z-index="279" draw:name="Vorm1" draw:style-name="gr22" draw:text-style-name="P10" svg:width="1.08cm" svg:height="0.489cm" svg:x="2.988cm" svg:y="18.286cm"><draw:text-box><text:p/></draw:text-box></draw:frame><draw:line text:anchor-type="paragraph" draw:z-index="280" draw:name="Vorm11" draw:style-name="gr17" draw:text-style-name="P4" svg:x1="3.688cm" svg:y1="18.531cm" svg:x2="4.775cm" svg:y2="18.531cm"><text:p/></draw:line><draw:frame text:anchor-type="paragraph" draw:z-index="281" draw:name="Vorm4" draw:style-name="gr18" draw:text-style-name="P22" svg:width="1.28cm" svg:height="0.489cm" svg:x="4.727cm" svg:y="18.288cm"><draw:text-box><text:p><text:span text:style-name="T16">Addr 9</text:span></text:p></draw:text-box></draw:frame><draw:frame text:anchor-type="paragraph" draw:z-index="282" draw:name="Vorm1" draw:style-name="gr29" draw:text-style-name="P7" svg:width="2.444cm" svg:height="1.537cm" svg:x="19.884cm" svg:y="6.061cm"><draw:text-box><text:p>*id</text:p><text:p>*value</text:p><text:p>*ts</text:p></draw:text-box></draw:frame><draw:frame text:anchor-type="paragraph" draw:z-index="283" draw:name="Vorm1" draw:style-name="gr23" draw:text-style-name="P7" svg:width="1.482cm" svg:height="0.489cm" svg:x="20.846cm" svg:y="6.061cm"><draw:text-box><text:p text:style-name="P4">20</text:p></draw:text-box></draw:frame><draw:frame text:anchor-type="paragraph" draw:z-index="284" draw:name="Vorm1" draw:style-name="gr23" draw:text-style-name="P10" svg:width="1.482cm" svg:height="0.489cm" svg:x="20.846cm" svg:y="6.549cm"><draw:text-box><text:p text:style-name="P4">21.000</text:p></draw:text-box></draw:frame><draw:frame text:anchor-type="paragraph" draw:z-index="285" draw:name="Vorm1" draw:style-name="gr34" draw:text-style-name="P7" svg:width="1.482cm" svg:height="0.56cm" svg:x="20.846cm" svg:y="7.038cm"><draw:text-box><text:p text:style-name="P4">time</text:p></draw:text-box></draw:frame><draw:frame text:anchor-type="paragraph" draw:z-index="286" draw:name="Vorm1" draw:style-name="gr29" draw:text-style-name="P7" svg:width="2.444cm" svg:height="1.537cm" svg:x="22.818cm" svg:y="6.038cm"><draw:text-box><text:p>*id</text:p><text:p>*value</text:p><text:p>*ts</text:p></draw:text-box></draw:frame><draw:frame text:anchor-type="paragraph" draw:z-index="287" draw:name="Vorm1" draw:style-name="gr23" draw:text-style-name="P7" svg:width="1.482cm" svg:height="0.489cm" svg:x="23.779cm" svg:y="6.038cm"><draw:text-box><text:p text:style-name="P4">50</text:p></draw:text-box></draw:frame><draw:frame text:anchor-type="paragraph" draw:z-index="288" draw:name="Vorm1" draw:style-name="gr23" draw:text-style-name="P10" svg:width="1.482cm" svg:height="0.489cm" svg:x="23.779cm" svg:y="6.526cm"><draw:text-box><text:p text:style-name="P4">21.000</text:p></draw:text-box></draw:frame><draw:frame text:anchor-type="paragraph" draw:z-index="289" draw:name="Vorm1" draw:style-name="gr34" draw:text-style-name="P10" svg:width="1.482cm" svg:height="0.56cm" svg:x="23.779cm" svg:y="7.015cm"><draw:text-box><text:p text:style-name="P4">time</text:p></draw:text-box></draw:frame><draw:frame text:anchor-type="paragraph" draw:z-index="290" draw:name="Vorm4" draw:style-name="gr18" draw:text-style-name="P22" svg:width="1.28cm" svg:height="0.489cm" svg:x="19.884cm" svg:y="5.572cm"><draw:text-box><text:p><text:span text:style-name="T16">Addr 9</text:span></text:p></draw:text-box></draw:frame><draw:frame text:anchor-type="paragraph" draw:z-index="291" draw:name="Vorm2" draw:style-name="gr18" draw:text-style-name="P7" svg:width="2.888cm" svg:height="0.489cm" svg:x="27.019cm" svg:y="10.201cm"><draw:text-box><text:p>*data</text:p></draw:text-box></draw:frame><draw:frame text:anchor-type="paragraph" draw:z-index="292" draw:name="Vorm1" draw:style-name="gr22" draw:text-style-name="P10" svg:width="1.08cm" svg:height="0.489cm" svg:x="28.03cm" svg:y="10.201cm"><draw:text-box><text:p/></draw:text-box></draw:frame><draw:line text:anchor-type="paragraph" draw:z-index="293" draw:name="Vorm11" draw:style-name="gr17" draw:text-style-name="P4" svg:x1="28.707cm" svg:y1="10.493cm" svg:x2="29.794cm" svg:y2="10.493cm"><text:p/></draw:line><draw:frame text:anchor-type="paragraph" draw:z-index="294" draw:name="Vorm4" draw:style-name="gr18" draw:text-style-name="P23" svg:width="1.943cm" svg:height="0.489cm" svg:x="29.794cm" svg:y="10.252cm"><draw:text-box><text:p><text:span text:style-name="T17">Addr 10</text:span></text:p></draw:text-box></draw:frame><draw:frame text:anchor-type="paragraph" draw:z-index="295" draw:name="Vorm4" draw:style-name="gr18" draw:text-style-name="P23" svg:width="1.943cm" svg:height="0.489cm" svg:x="22.818cm" svg:y="5.549cm"><draw:text-box><text:p><text:span text:style-name="T17">Addr 10</text:span></text:p></draw:text-box></draw:frame><draw:frame text:anchor-type="paragraph" draw:z-index="296" draw:name="Vorm2" draw:style-name="gr15" draw:text-style-name="P7" svg:width="0.922cm" svg:height="0.53cm" svg:x="0.101cm" svg:y="17.757cm"><draw:text-box><text:p>flag</text:p></draw:text-box></draw:frame><draw:frame text:anchor-type="paragraph" draw:z-index="297" draw:name="Vorm1" draw:style-name="gr23" draw:text-style-name="P7" svg:width="1.08cm" svg:height="0.489cm" svg:x="0.88cm" svg:y="17.757cm"><draw:text-box><text:p text:style-name="P4">true</text:p></draw:text-box></draw:frame><draw:custom-shape text:anchor-type="paragraph" draw:z-index="298" draw:name="Shape1" draw:style-name="gr35" draw:text-style-name="P25" svg:width="11cm" svg:height="0.892cm" svg:x="0.101cm" svg:y="8.982cm"><text:p text:style-name="P24"><text:span text:style-name="T2"><text:s/></text:span><text:span text:style-name="T15">insert_sensor(DBCONN *conn, sensor_id_t id, sensor_value_t value</text:span><text:span text:style-name="T15"><text:line-break/></text:span><text:span text:style-name="T15">, sensor_ts_t ts) </text:span></text:p><draw:enhanced-geometry svg:viewBox="0 0 21600 21600" draw:type="rectangle" draw:enhanced-path="M 0 0 L 21600 0 21600 21600 0 21600 0 0 Z N"/></draw:custom-shape><draw:frame text:anchor-type="paragraph" draw:z-index="299" draw:name="Vorm2" draw:style-name="gr15" draw:text-style-name="P7" svg:width="0.955cm" svg:height="0.53cm" svg:x="0.205cm" svg:y="12.007cm"><draw:text-box><text:p>*res </text:p></draw:text-box></draw:frame><draw:frame text:anchor-type="paragraph" draw:z-index="300" draw:name="Vorm1" draw:style-name="gr22" draw:text-style-name="P7" svg:width="1.08cm" svg:height="0.489cm" svg:x="0.977cm" svg:y="12.007cm"><draw:text-box><text:p/></draw:text-box></draw:frame><draw:line text:anchor-type="paragraph" draw:z-index="301" draw:name="Vorm11" draw:style-name="gr17" draw:text-style-name="P4" svg:x1="1.549cm" svg:y1="12.25cm" svg:x2="2.636cm" svg:y2="12.25cm"><text:p/></draw:line><draw:frame text:anchor-type="paragraph" draw:z-index="302" draw:name="Vorm4" draw:style-name="gr18" draw:text-style-name="P21" svg:width="2.571cm" svg:height="0.489cm" svg:x="2.588cm" svg:y="12.007cm"><draw:text-box><text:p><text:span text:style-name="T14">?sqlite3_stmt?</text:span></text:p></draw:text-box></draw:frame><draw:frame text:anchor-type="paragraph" draw:z-index="303" draw:name="Vorm2" draw:style-name="gr18" draw:text-style-name="P7" svg:width="1.274cm" svg:height="0.489cm" svg:x="0.205cm" svg:y="11.478cm"><draw:text-box><text:p>*query</text:p></draw:text-box></draw:frame><draw:frame text:anchor-type="paragraph" draw:z-index="304" draw:name="Vorm1" draw:style-name="gr22" draw:text-style-name="P7" svg:width="1.08cm" svg:height="0.489cm" svg:x="1.508cm" svg:y="11.478cm"><draw:text-box><text:p/></draw:text-box></draw:frame><draw:frame text:anchor-type="paragraph" draw:z-index="305" draw:name="Vorm2" draw:style-name="gr18" draw:text-style-name="P7" svg:width="1.643cm" svg:height="0.489cm" svg:x="0.101cm" svg:y="10.848cm"><draw:text-box><text:p>sensorID</text:p></draw:text-box></draw:frame><draw:frame text:anchor-type="paragraph" draw:z-index="306" draw:name="Vorm1" draw:style-name="gr22" draw:text-style-name="P7" svg:width="1.08cm" svg:height="0.489cm" svg:x="1.743cm" svg:y="10.848cm"><draw:text-box><text:p/></draw:text-box></draw:frame><draw:frame text:anchor-type="paragraph" draw:z-index="307" draw:name="Vorm2" draw:style-name="gr18" draw:text-style-name="P7" svg:width="2.629cm" svg:height="0.489cm" svg:x="0.101cm" svg:y="10.197cm"><draw:text-box><text:p>sensorVALUE</text:p></draw:text-box></draw:frame><draw:frame text:anchor-type="paragraph" draw:z-index="308" draw:name="Vorm1" draw:style-name="gr22" draw:text-style-name="P7" svg:width="1.08cm" svg:height="0.489cm" svg:x="2.729cm" svg:y="10.197cm"><draw:text-box><text:p/></draw:text-box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Courier New" svg:font-family="'Courier New'" style:font-family-generic="modern"/>
    <style:font-face style:name="Cambria-Italic" svg:font-family="Cambria-Italic, 'Times New Roman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10" draw:display-name="Arrowheads 10" svg:viewBox="0 0 1131 902" svg:d="M564 0l-564 902h1131z"/>
    <draw:marker draw:name="Arrowheads_20_11" draw:display-name="Arrowheads 11" svg:viewBox="0 0 1131 902" svg:d="M564 0l-564 902h1131z"/>
    <draw:marker draw:name="Arrowheads_20_12" draw:display-name="Arrowheads 12" svg:viewBox="0 0 1131 902" svg:d="M564 0l-564 902h1131z"/>
    <draw:marker draw:name="Arrowheads_20_13" draw:display-name="Arrowheads 13" svg:viewBox="0 0 1131 902" svg:d="M564 0l-564 902h1131z"/>
    <draw:marker draw:name="Arrowheads_20_14" draw:display-name="Arrowheads 14" svg:viewBox="0 0 1131 902" svg:d="M564 0l-564 902h1131z"/>
    <draw:marker draw:name="Arrowheads_20_15" draw:display-name="Arrowheads 15" svg:viewBox="0 0 1131 902" svg:d="M564 0l-564 902h1131z"/>
    <draw:marker draw:name="Arrowheads_20_2" draw:display-name="Arrowheads 2" svg:viewBox="0 0 3000 3000" svg:d="M1500 0l1500 2789v211h-114l-1286-2392v2392h-200v-2392l-1286 2392h-114v-211z"/>
    <draw:marker draw:name="Arrowheads_20_20" draw:display-name="Arrowheads 20" svg:viewBox="0 0 1131 902" svg:d="M564 0l-564 902h1131z"/>
    <draw:marker draw:name="Arrowheads_20_21" draw:display-name="Arrowheads 21" svg:viewBox="0 0 1131 902" svg:d="M564 0l-564 902h1131z"/>
    <draw:marker draw:name="Arrowheads_20_22" draw:display-name="Arrowheads 22" svg:viewBox="0 0 1131 902" svg:d="M564 0l-564 902h1131z"/>
    <draw:marker draw:name="Arrowheads_20_23" draw:display-name="Arrowheads 23" svg:viewBox="0 0 1131 902" svg:d="M564 0l-564 902h1131z"/>
    <draw:marker draw:name="Arrowheads_20_3" draw:display-name="Arrowheads 3" svg:viewBox="0 0 1131 902" svg:d="M564 0l-564 902h1131z"/>
    <draw:marker draw:name="Arrowheads_20_4" draw:display-name="Arrowheads 4" svg:viewBox="0 0 1131 902" svg:d="M564 0l-564 902h1131z"/>
    <draw:marker draw:name="Arrowheads_20_5" draw:display-name="Arrowheads 5" svg:viewBox="0 0 1131 902" svg:d="M564 0l-564 902h1131z"/>
    <draw:marker draw:name="Arrowheads_20_6" draw:display-name="Arrowheads 6" svg:viewBox="0 0 1131 902" svg:d="M564 0l-564 902h1131z"/>
    <draw:marker draw:name="Arrowheads_20_7" draw:display-name="Arrowheads 7" svg:viewBox="0 0 1131 902" svg:d="M564 0l-564 902h1131z"/>
    <draw:marker draw:name="Arrowheads_20_8" draw:display-name="Arrowheads 8" svg:viewBox="0 0 1131 902" svg:d="M564 0l-564 902h1131z"/>
    <draw:marker draw:name="Arrowheads_20_9" draw:display-name="Arrowheads 9" svg:viewBox="0 0 1131 902" svg:d="M564 0l-564 902h1131z"/>
    <draw:marker draw:name="a11" svg:viewBox="0 0 20 30" svg:d="M10 0l-10 30h20z"/>
    <draw:marker draw:name="a15" svg:viewBox="0 0 20 30" svg:d="M10 0l-10 30h20z"/>
    <draw:marker draw:name="a3" svg:viewBox="0 0 20 30" svg:d="M10 0l-10 30h20z"/>
    <draw:marker draw:name="a39" svg:viewBox="0 0 20 30" svg:d="M10 0l-10 30h20z"/>
    <draw:marker draw:name="a42" svg:viewBox="0 0 20 30" svg:d="M10 0l-10 30h20z"/>
    <draw:marker draw:name="a44" svg:viewBox="0 0 20 30" svg:d="M10 0l-10 30h20z"/>
    <draw:marker draw:name="a48" svg:viewBox="0 0 20 30" svg:d="M10 0l-10 30h20z"/>
    <draw:marker draw:name="a50" svg:viewBox="0 0 20 30" svg:d="M10 0l-10 30h20z"/>
    <draw:marker draw:name="a68" svg:viewBox="0 0 20 30" svg:d="M10 0l-10 30h20z"/>
    <draw:marker draw:name="a72" svg:viewBox="0 0 20 30" svg:d="M10 0l-10 30h20z"/>
    <draw:marker draw:name="a74" svg:viewBox="0 0 20 30" svg:d="M10 0l-10 30h20z"/>
    <draw:marker draw:name="a78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orphans="2" fo:widows="2" fo:hyphenation-ladder-count="no-limit" style:writing-mode="lr-tb"/>
      <style:text-properties fo:font-size="10pt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language="nl" fo:country="NL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GB" style:font-name-asian="Courier New" style:font-family-asian="'Courier New'" style:font-family-generic-asian="modern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oindent" style:family="paragraph" style:parent-style-name="Standard">
      <style:paragraph-properties fo:margin-top="0.494cm" fo:margin-bottom="0.494cm" loext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PUusage" style:family="paragraph" style:parent-style-name="Caption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 3" fo:font-family="'Wingdings 3'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fo:font-size="10pt" style:font-size-asian="10pt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z1" style:family="text">
      <style:text-properties style:font-name="Courier New" fo:font-family="'Courier New'" style:font-family-generic="modern" fo:font-size="10pt" style:font-size-asian="10pt"/>
    </style:style>
    <style:style style:name="WW8Num17z2" style:family="text">
      <style:text-properties style:font-name="Wingdings" fo:font-family="Wingdings" style:font-pitch="variable" style:font-charset="x-symbol" fo:font-size="10pt" style:font-size-asian="10pt"/>
    </style:style>
    <style:style style:name="WW8Num1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4z1" style:family="text">
      <style:text-properties style:font-name="Courier New" fo:font-family="'Courier New'" style:font-family-generic="modern" fo:font-size="10pt" style:font-size-asian="10pt"/>
    </style:style>
    <style:style style:name="WW8Num24z2" style:family="text">
      <style:text-properties style:font-name="Wingdings" fo:font-family="Wingdings" style:font-pitch="variable" style:font-charset="x-symbol" fo:font-size="10pt" style:font-size-asian="10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Default_20_Paragraph_20_Font" style:display-name="WW-Default Paragraph Font" style:family="text"/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" fo:font-family="'Courier New'" style:font-family-generic="modern"/>
    </style:style>
    <style:style style:name="WW-Default_20_Paragraph_20_Font11" style:display-name="WW-Default Paragraph Font11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 style:parent-style-name="WW-Default_20_Paragraph_20_Font11"/>
    <style:style style:name="HTML_20_Typewriter" style:display-name="HTML Typewrite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ditsection" style:family="text" style:parent-style-name="WW-Default_20_Paragraph_20_Font11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ing_20_2_20_Char1" style:display-name="Heading 2 Char1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1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1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1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">
        <style:list-level-properties text:list-level-position-and-space-mode="label-alignment">
          <style:list-level-label-alignment text:label-followed-by="listtab" text:list-tab-stop-position="1.235cm"/>
        </style:list-level-properties>
        <style:text-properties style:font-name="Wingdings 3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0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0" text:bullet-char="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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text:bullet-char="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text:bullet-char="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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text:bullet-char="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text:bullet-char="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prefix="Req " style:num-suffix="." style:num-format="1">
        <style:list-level-properties text:min-label-width="1.501cm"/>
      </text:list-level-style-number>
      <text:list-level-style-number text:level="2" style:num-suffix="." style:num-format="1">
        <style:list-level-properties text:space-before="1.9cm"/>
      </text:list-level-style-number>
      <text:list-level-style-number text:level="3" style:num-suffix="." style:num-format="a" style:num-letter-sync="true">
        <style:list-level-properties text:space-before="2.499cm"/>
      </text:list-level-style-number>
      <text:list-level-style-number text:level="4" style:num-suffix="." style:num-format="1">
        <style:list-level-properties text:space-before="3.099cm"/>
      </text:list-level-style-number>
      <text:list-level-style-number text:level="5" style:num-suffix="." style:num-format="1">
        <style:list-level-properties text:space-before="3.699cm"/>
      </text:list-level-style-number>
      <text:list-level-style-number text:level="6" style:num-suffix="." style:num-format="1">
        <style:list-level-properties text:space-before="4.299cm"/>
      </text:list-level-style-number>
      <text:list-level-style-number text:level="7" style:num-suffix="." style:num-format="1">
        <style:list-level-properties text:space-before="4.898cm"/>
      </text:list-level-style-number>
      <text:list-level-style-number text:level="8" style:num-suffix="." style:num-format="1">
        <style:list-level-properties text:space-before="5.498cm"/>
      </text:list-level-style-number>
      <text:list-level-style-number text:level="9" style:num-suffix="." style:num-format="1">
        <style:list-level-properties text:space-before="6.09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7cm" fo:margin-bottom="1.7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ming in C</dc:title>
    <meta:initial-creator>lvd</meta:initial-creator>
    <meta:creation-date>2010-02-15T21:16:00</meta:creation-date>
    <dc:date>2020-12-17T12:13:43.356846564</dc:date>
    <meta:print-date>2010-02-09T16:15:00</meta:print-date>
    <meta:editing-cycles>103</meta:editing-cycles>
    <meta:editing-duration>P2DT5H55S</meta:editing-duration>
    <meta:generator>LibreOffice/6.0.7.3$Linux_X86_64 LibreOffice_project/00m0$Build-3</meta:generator>
    <meta:document-statistic meta:table-count="0" meta:image-count="0" meta:object-count="0" meta:page-count="1" meta:paragraph-count="1" meta:word-count="0" meta:character-count="2" meta:non-whitespace-character-count="0"/>
  </office:meta>
</office:document-meta>
</file>